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1ad7ba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0bdfba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officeooo:rsid="000e8002" officeooo:paragraph-rsid="000b41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officeooo:rsid="00710775" officeooo:paragraph-rsid="0071077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3pt" fo:font-weight="bold" officeooo:rsid="000e8002" officeooo:paragraph-rsid="000e800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8pt" officeooo:rsid="000b4174" officeooo:paragraph-rsid="000b4174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6pt" officeooo:rsid="00257322" officeooo:paragraph-rsid="00257322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b4174" officeooo:paragraph-rsid="001ad7b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style:font-name="Liberation Serif" fo:font-size="14pt" officeooo:rsid="00125669" officeooo:paragraph-rsid="001ad7ba" style:font-size-asian="14pt" style:font-size-complex="14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ff00cc" style:font-name="FreeSans" fo:font-size="12pt" officeooo:rsid="00c3b21f" officeooo:paragraph-rsid="00c3b21f" style:font-size-asian="10.5pt" style:font-size-complex="12pt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FreeSans" fo:font-size="13pt" fo:font-weight="normal" officeooo:rsid="00f609e2" officeooo:paragraph-rsid="00f8ea1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FreeSans" fo:font-size="13pt" fo:font-weight="normal" officeooo:rsid="0110d289" officeooo:paragraph-rsid="0110d289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FreeSans" fo:font-size="12pt" officeooo:rsid="000bdfba" officeooo:paragraph-rsid="000e8002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FreeSans" fo:font-size="12pt" officeooo:rsid="005f7d08" officeooo:paragraph-rsid="0098e2d1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FreeSans" fo:font-size="12pt" officeooo:rsid="005f7d08" officeooo:paragraph-rsid="005f7d08" style:font-size-asian="10.5pt" style:font-size-complex="12pt"/>
    </style:style>
    <style:style style:name="P1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officeooo:rsid="005f7d08" officeooo:paragraph-rsid="0098e2d1" style:font-size-asian="10.5pt" style:font-size-complex="12pt"/>
    </style:style>
    <style:style style:name="P1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officeooo:rsid="00726a8f" officeooo:paragraph-rsid="0098e2d1" style:font-size-asian="10.5pt" style:font-size-complex="12pt"/>
    </style:style>
    <style:style style:name="P18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officeooo:rsid="00726a8f" officeooo:paragraph-rsid="00726a8f" style:font-size-asian="10.5pt" style:font-size-complex="12pt"/>
    </style:style>
    <style:style style:name="P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officeooo:rsid="00726a8f" officeooo:paragraph-rsid="00c3fd18" style:font-size-asian="10.5pt" style:font-size-complex="12pt"/>
    </style:style>
    <style:style style:name="P20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FreeSans" fo:font-size="12pt" officeooo:rsid="00726a8f" officeooo:paragraph-rsid="00cc4e56" style:font-size-asian="10.5pt" style:font-size-complex="12pt"/>
    </style:style>
    <style:style style:name="P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FreeSans" fo:font-size="12pt" officeooo:rsid="00ee66f1" officeooo:paragraph-rsid="00ee66f1" style:font-size-asian="10.5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FreeSans" fo:font-size="12pt" officeooo:rsid="006fb7d4" officeooo:paragraph-rsid="0098e2d1" style:font-size-asian="10.5pt" style:font-size-complex="12pt"/>
    </style:style>
    <style:style style:name="P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officeooo:rsid="00c3fd18" officeooo:paragraph-rsid="00c3fd18" style:font-size-asian="10.5pt" style:font-size-complex="12pt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FreeSans" fo:font-size="12pt" officeooo:rsid="007b73e4" officeooo:paragraph-rsid="007b73e4" style:font-size-asian="10.5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FreeSans" fo:font-size="12pt" officeooo:rsid="007b73e4" officeooo:paragraph-rsid="007b73e4" style:font-size-asian="10.5pt" style:font-size-complex="12pt"/>
    </style:style>
    <style:style style:name="P26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FreeSans" fo:font-size="12pt" officeooo:rsid="008bf7e3" officeooo:paragraph-rsid="008bf7e3" style:font-size-asian="10.5pt" style:font-size-complex="12pt"/>
    </style:style>
    <style:style style:name="P27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FreeSans" fo:font-size="12pt" officeooo:rsid="0098e2d1" officeooo:paragraph-rsid="010318ea" style:font-size-asian="10.5pt" style:font-size-complex="12pt"/>
    </style:style>
    <style:style style:name="P28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FreeSans" fo:font-size="12pt" officeooo:rsid="0098e2d1" officeooo:paragraph-rsid="0098e2d1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FreeSans" fo:font-size="12pt" officeooo:rsid="00613f84" officeooo:paragraph-rsid="00257322" style:font-size-asian="10.5pt" style:font-size-complex="12pt"/>
    </style:style>
    <style:style style:name="P30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98e2d1" officeooo:paragraph-rsid="0098e2d1" style:font-size-asian="10.5pt" style:font-weight-asian="bold" style:font-size-complex="12pt" style:font-weight-complex="bold"/>
    </style:style>
    <style:style style:name="P3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98e2d1" officeooo:paragraph-rsid="00c3fd18" style:font-size-asian="10.5pt" style:font-weight-asian="bold" style:font-size-complex="12pt" style:font-weight-complex="bold"/>
    </style:style>
    <style:style style:name="P3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98e2d1" officeooo:paragraph-rsid="00cc4e56" style:font-size-asian="10.5pt" style:font-weight-asian="bold" style:font-size-complex="12pt" style:font-weight-complex="bold"/>
    </style:style>
    <style:style style:name="P3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ba839a" officeooo:paragraph-rsid="00ba839a" style:font-size-asian="10.5pt" style:font-weight-asian="bold" style:font-size-complex="12pt" style:font-weight-complex="bold"/>
    </style:style>
    <style:style style:name="P3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ba839a" officeooo:paragraph-rsid="00c3fd18" style:font-size-asian="10.5pt" style:font-weight-asian="bold" style:font-size-complex="12pt" style:font-weight-complex="bold"/>
    </style:style>
    <style:style style:name="P35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ba839a" officeooo:paragraph-rsid="00cc4e56" style:font-size-asian="10.5pt" style:font-weight-asian="bold" style:font-size-complex="12pt" style:font-weight-complex="bold"/>
    </style:style>
    <style:style style:name="P3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5f7d08" officeooo:paragraph-rsid="0098e2d1" style:font-size-asian="10.5pt" style:font-weight-asian="bold" style:font-size-complex="12pt" style:font-weight-complex="bold"/>
    </style:style>
    <style:style style:name="P3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5f7d08" officeooo:paragraph-rsid="00c3fd18" style:font-size-asian="10.5pt" style:font-weight-asian="bold" style:font-size-complex="12pt" style:font-weight-complex="bold"/>
    </style:style>
    <style:style style:name="P3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5f7d08" officeooo:paragraph-rsid="00cc4e56" style:font-size-asian="10.5pt" style:font-weight-asian="bold" style:font-size-complex="12pt" style:font-weight-complex="bold"/>
    </style:style>
    <style:style style:name="P3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ee66f1" officeooo:paragraph-rsid="00ee66f1" style:font-size-asian="10.5pt" style:font-weight-asian="bold" style:font-size-complex="12pt" style:font-weight-complex="bold"/>
    </style:style>
    <style:style style:name="P4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fa9207" officeooo:paragraph-rsid="00fa9207" style:font-size-asian="10.5pt" style:font-weight-asian="bold" style:font-size-complex="12pt" style:font-weight-complex="bold"/>
    </style:style>
    <style:style style:name="P4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FreeSans" fo:font-size="12pt" fo:font-weight="bold" officeooo:rsid="00fa9207" officeooo:paragraph-rsid="00fa9207" style:font-size-asian="10.5pt" style:font-weight-asian="bold" style:font-size-complex="12pt" style:font-weight-complex="bold"/>
    </style:style>
    <style:style style:name="P4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5f7d08" officeooo:paragraph-rsid="00b82a73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5f7d08" officeooo:paragraph-rsid="00c3fd18" style:font-size-asian="10.5pt" style:font-weight-asian="normal" style:font-size-complex="12pt" style:font-weight-complex="normal"/>
    </style:style>
    <style:style style:name="P4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5f7d08" officeooo:paragraph-rsid="00cc4e56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c17515" officeooo:paragraph-rsid="00c17515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fa9207" officeooo:paragraph-rsid="00fa9207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fa9207" officeooo:paragraph-rsid="00fcc702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c3fd18" officeooo:paragraph-rsid="00c4e7df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c5a4b8" officeooo:paragraph-rsid="00c5a4b8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FreeSans" fo:font-size="12pt" fo:font-weight="normal" officeooo:rsid="00c5a4b8" officeooo:paragraph-rsid="00edddfc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12pt" fo:font-weight="normal" officeooo:rsid="00cafa4d" officeooo:paragraph-rsid="00cafa4d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FreeSans" fo:font-size="13pt" officeooo:rsid="006fb7d4" officeooo:paragraph-rsid="0098e2d1" style:font-size-asian="13pt" style:font-size-complex="13pt"/>
    </style:style>
    <style:style style:name="P5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4pt" fo:font-weight="normal" officeooo:rsid="005f7d08" officeooo:paragraph-rsid="00c3fd18" style:font-size-asian="3.5pt" style:font-weight-asian="normal" style:font-size-complex="4pt" style:font-weight-complex="normal"/>
    </style:style>
    <style:style style:name="P5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FreeSans" fo:font-size="4pt" fo:font-weight="normal" officeooo:rsid="00c5a4b8" officeooo:paragraph-rsid="00c5a4b8" style:font-size-asian="3.5pt" style:font-weight-asian="normal" style:font-size-complex="4pt" style:font-weight-complex="normal"/>
    </style:style>
    <style:style style:name="P55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FreeSans" fo:font-size="4pt" officeooo:rsid="0098e2d1" officeooo:paragraph-rsid="010318ea" style:font-size-asian="3.5pt" style:font-size-complex="4pt"/>
    </style:style>
    <style:style style:name="P56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FreeSans" fo:font-size="4pt" officeooo:rsid="0098e2d1" officeooo:paragraph-rsid="0098e2d1" style:font-size-asian="3.5pt" style:font-size-complex="4pt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style:font-name="FreeSans" fo:font-size="13pt" fo:font-weight="bold" officeooo:rsid="0098e2d1" officeooo:paragraph-rsid="0098e2d1" style:font-size-asian="13pt" style:font-weight-asian="bold" style:font-size-complex="13pt" style:font-weight-complex="bold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style:font-name="FreeSans" fo:font-size="13pt" fo:font-weight="normal" officeooo:rsid="00ee66f1" officeooo:paragraph-rsid="00ee66f1" style:font-size-asian="13pt" style:font-weight-asian="normal" style:font-size-complex="13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style:font-name="FreeSans" fo:font-size="12pt" fo:font-weight="normal" officeooo:rsid="00ee66f1" officeooo:paragraph-rsid="00ee66f1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style:font-name="FreeSans" fo:font-size="12pt" fo:font-weight="normal" officeooo:rsid="00ee66f1" officeooo:paragraph-rsid="010091f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color="#000000" style:font-name="FreeSans" fo:font-size="12pt" fo:font-weight="normal" officeooo:rsid="010091f7" officeooo:paragraph-rsid="010091f7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color="#000000" style:font-name="FreeSans" fo:font-size="12pt" fo:font-weight="normal" officeooo:rsid="00b82a73" officeooo:paragraph-rsid="00fa9207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color="#000000" style:font-name="FreeSans" fo:font-size="12pt" fo:font-weight="normal" officeooo:rsid="00b82a73" officeooo:paragraph-rsid="00ee66f1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color="#000000" style:font-name="FreeSans" fo:font-size="12pt" fo:font-weight="normal" officeooo:rsid="005f7d08" officeooo:paragraph-rsid="00fa9207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color="#000000" style:font-name="FreeSans" fo:font-size="12pt" fo:font-weight="normal" officeooo:rsid="005f7d08" officeooo:paragraph-rsid="00ee66f1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color="#808080" style:font-name="FreeSans" fo:font-size="12pt" fo:font-style="italic" fo:font-weight="normal" officeooo:rsid="010124fe" officeooo:paragraph-rsid="010124fe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color="#009933" style:font-name="FreeSans" fo:font-size="12pt" fo:font-weight="bold" officeooo:rsid="006501fb" officeooo:paragraph-rsid="006fb7d4" style:font-size-asian="10.5pt" style:font-weight-asian="bold" style:font-size-complex="12pt" style:font-weight-complex="bold"/>
    </style:style>
    <style:style style:name="P6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cc4e56"/>
    </style:style>
    <style:style style:name="P69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tyle="italic" officeooo:rsid="008a9101" officeooo:paragraph-rsid="008a9101" style:font-style-asian="italic" style:font-style-complex="italic"/>
    </style:style>
    <style:style style:name="P70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tyle="italic" officeooo:rsid="008a9101" officeooo:paragraph-rsid="00a44206" style:font-style-asian="italic" style:font-style-complex="italic"/>
    </style:style>
    <style:style style:name="P71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tyle="italic" officeooo:rsid="008a9101" officeooo:paragraph-rsid="010318ea" style:font-style-asian="italic" style:font-style-complex="italic"/>
    </style:style>
    <style:style style:name="P72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tyle="italic" officeooo:rsid="008a9101" officeooo:paragraph-rsid="0098e2d1" style:font-style-asian="italic" style:font-style-complex="italic"/>
    </style:style>
    <style:style style:name="P73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ize="12pt" fo:font-style="italic" officeooo:rsid="009080bb" officeooo:paragraph-rsid="00927f1f" style:font-size-asian="10.5pt" style:font-style-asian="italic" style:font-size-complex="12pt" style:font-style-complex="italic"/>
    </style:style>
    <style:style style:name="P74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8a9101" officeooo:paragraph-rsid="010318ea" style:font-size-asian="10.5pt" style:font-size-complex="12pt"/>
    </style:style>
    <style:style style:name="P75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8a9101" officeooo:paragraph-rsid="01071962" style:font-size-asian="10.5pt" style:font-size-complex="12pt"/>
    </style:style>
    <style:style style:name="P76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8a9101" officeooo:paragraph-rsid="00a44206" style:font-size-asian="10.5pt" style:font-size-complex="12pt"/>
    </style:style>
    <style:style style:name="P77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style:font-name="Liberation Serif" fo:font-size="12pt" officeooo:rsid="008a9101" officeooo:paragraph-rsid="01045db5" style:font-size-asian="10.5pt" style:font-size-complex="12pt"/>
    </style:style>
    <style:style style:name="P78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style:font-name="FreeSans" fo:font-size="12pt" fo:font-weight="bold" officeooo:rsid="0098e2d1" officeooo:paragraph-rsid="0098e2d1" style:font-size-asian="10.5pt" style:font-weight-asian="bold" style:font-size-complex="12pt" style:font-weight-complex="bold"/>
    </style:style>
    <style:style style:name="P79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style:font-name="FreeSans" fo:font-size="12pt" fo:font-weight="bold" officeooo:rsid="0098e2d1" officeooo:paragraph-rsid="00c3fd18" style:font-size-asian="10.5pt" style:font-weight-asian="bold" style:font-size-complex="12pt" style:font-weight-complex="bold"/>
    </style:style>
    <style:style style:name="P80" style:family="paragraph" style:parent-style-name="Standard" style:list-style-name="L11" style:master-page-name="">
      <loext:graphic-properties draw:fill="none"/>
      <style:paragraph-properties fo:text-align="start" style:justify-single-word="false" style:page-number="auto" fo:background-color="transparent"/>
      <style:text-properties style:font-name="FreeSans" fo:font-size="12pt" fo:font-weight="bold" officeooo:rsid="0098e2d1" officeooo:paragraph-rsid="00cc4e56" style:font-size-asian="10.5pt" style:font-weight-asian="bold" style:font-size-complex="12pt" style:font-weight-complex="bold"/>
    </style:style>
    <style:style style:name="P81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style:font-name="FreeSans" fo:font-size="12pt" officeooo:rsid="00ee66f1" officeooo:paragraph-rsid="00ee66f1" style:font-size-asian="10.5pt" style:font-size-complex="12pt"/>
    </style:style>
    <style:style style:name="P82" style:family="paragraph" style:parent-style-name="Standard" style:list-style-name="L16" style:master-page-name="">
      <loext:graphic-properties draw:fill="none"/>
      <style:paragraph-properties fo:text-align="start" style:justify-single-word="false" style:page-number="auto" fo:background-color="transparent"/>
      <style:text-properties officeooo:rsid="008a9101" officeooo:paragraph-rsid="0126ad7a"/>
    </style:style>
    <style:style style:name="P83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8a9101" officeooo:paragraph-rsid="00f51eac" style:font-size-asian="10.5pt" style:font-size-complex="12pt"/>
    </style:style>
    <style:style style:name="P84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8a9101" officeooo:paragraph-rsid="0116a1a1" style:font-size-asian="10.5pt" style:font-size-complex="12pt"/>
    </style:style>
    <style:style style:name="P85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8a9101" officeooo:paragraph-rsid="0098e2d1" style:font-size-asian="10.5pt" style:font-size-complex="12pt"/>
    </style:style>
    <style:style style:name="P86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edddfc" officeooo:paragraph-rsid="00f54411" style:font-size-asian="10.5pt" style:font-size-complex="12pt"/>
    </style:style>
    <style:style style:name="P87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edddfc" officeooo:paragraph-rsid="0110833f" style:font-size-asian="10.5pt" style:font-size-complex="12pt"/>
    </style:style>
    <style:style style:name="P88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ae4a18" officeooo:paragraph-rsid="00f8ea17" style:font-size-asian="10.5pt" style:font-size-complex="12pt"/>
    </style:style>
    <style:style style:name="P89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116a1a1" officeooo:paragraph-rsid="0116a1a1" style:font-size-asian="10.5pt" style:font-size-complex="12pt"/>
    </style:style>
    <style:style style:name="P90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11e1916" officeooo:paragraph-rsid="011e1916" style:font-size-asian="10.5pt" style:font-size-complex="12pt"/>
    </style:style>
    <style:style style:name="P91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1202ae5" officeooo:paragraph-rsid="01202ae5" style:font-size-asian="10.5pt" style:font-size-complex="12pt"/>
    </style:style>
    <style:style style:name="P92" style:family="paragraph" style:parent-style-name="Standard" style:list-style-name="L16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font-name="FreeSans" fo:font-size="12pt" officeooo:rsid="009080bb" officeooo:paragraph-rsid="00927f1f" style:font-size-asian="10.5pt" style:font-size-complex="12pt"/>
    </style:style>
    <style:style style:name="P93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edddfc" officeooo:paragraph-rsid="00f54411" style:font-size-asian="12pt" style:font-size-complex="12pt"/>
    </style:style>
    <style:style style:name="P94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officeooo:rsid="00edddfc" officeooo:paragraph-rsid="0110833f" style:font-size-asian="12pt" style:font-size-complex="12pt"/>
    </style:style>
    <style:style style:name="P95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f609e2" officeooo:paragraph-rsid="00f609e2" style:font-size-asian="12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edddfc" officeooo:paragraph-rsid="00edddfc" style:font-size-asian="12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a5d77e" officeooo:paragraph-rsid="00ae4a18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db0250" officeooo:paragraph-rsid="00dc968a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font-name="FreeSans" fo:font-size="12pt" fo:font-weight="normal" officeooo:rsid="01152e53" officeooo:paragraph-rsid="0116a1a1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12pt" fo:font-weight="normal" officeooo:rsid="00f609e2" officeooo:paragraph-rsid="00f8ea17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style:font-name="FreeSans" fo:font-size="2pt" officeooo:rsid="008a9101" officeooo:paragraph-rsid="008a9101" style:font-size-asian="1.75pt" style:font-size-complex="2pt"/>
    </style:style>
    <style:style style:name="P102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12pt" fo:font-weight="normal" officeooo:rsid="00a1ca13" officeooo:paragraph-rsid="00a1ca13" style:font-size-asian="12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12pt" fo:font-weight="normal" officeooo:rsid="010be2d8" officeooo:paragraph-rsid="010a7816" style:font-size-asian="12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12pt" fo:font-weight="normal" officeooo:rsid="00a5d77e" officeooo:paragraph-rsid="00b09ceb" style:font-size-asian="12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4pt" fo:font-weight="normal" officeooo:rsid="00a1ca13" officeooo:paragraph-rsid="00a1ca13" style:font-size-asian="3.5pt" style:font-weight-asian="normal" style:font-size-complex="4pt" style:font-weight-complex="normal"/>
    </style:style>
    <style:style style:name="P106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4pt" fo:font-weight="normal" officeooo:rsid="0108de7f" officeooo:paragraph-rsid="00f609e2" style:font-size-asian="3.5pt" style:font-weight-asian="normal" style:font-size-complex="4pt" style:font-weight-complex="normal"/>
    </style:style>
    <style:style style:name="P107" style:family="paragraph" style:parent-style-name="Standard" style:list-style-name="L10">
      <style:paragraph-properties fo:margin-top="0.0398in" fo:margin-bottom="0.0398in" loext:contextual-spacing="false" fo:text-align="start" style:justify-single-word="false"/>
      <style:text-properties fo:color="#000000" style:font-name="FreeSans" fo:font-size="13pt" fo:font-weight="normal" officeooo:rsid="009e54ac" officeooo:paragraph-rsid="009e54ac" style:font-size-asian="13pt" style:font-weight-asian="normal" style:font-size-complex="13pt" style:font-weight-complex="normal"/>
    </style:style>
    <style:style style:name="P108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font-name="FreeSans" fo:font-size="13pt" fo:font-weight="normal" officeooo:rsid="00f609e2" officeooo:paragraph-rsid="00f70c3b" style:font-size-asian="13pt" style:font-weight-asian="normal" style:font-size-complex="13pt" style:font-weight-complex="normal"/>
    </style:style>
    <style:style style:name="P109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000000" style:text-position="0% 100%" style:font-name="FreeSans" fo:font-size="12pt" fo:font-style="normal" fo:font-weight="normal" officeooo:rsid="0128d45c" officeooo:paragraph-rsid="0128d45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text-position="0% 100%" style:font-name="FreeSans" fo:font-size="12pt" fo:font-style="normal" fo:font-weight="normal" officeooo:rsid="01152e53" officeooo:paragraph-rsid="0116a1a1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0">
      <style:paragraph-properties fo:margin-top="0in" fo:margin-bottom="0in" loext:contextual-spacing="false" fo:text-align="start" style:justify-single-word="false"/>
      <style:text-properties fo:color="#000000" style:font-name="FreeSans" fo:font-size="12pt" fo:font-weight="normal" officeooo:rsid="009e54ac" officeooo:paragraph-rsid="009e54ac" style:font-size-asian="12pt" style:font-weight-asian="normal" style:font-size-complex="12pt" style:font-weight-complex="normal"/>
    </style:style>
    <style:style style:name="P112" style:family="paragraph" style:parent-style-name="Standard" style:list-style-name="L11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fo:color="#000000" style:font-name="FreeSans" fo:font-size="12pt" fo:font-weight="normal" officeooo:rsid="005f7d08" officeooo:paragraph-rsid="00cc4e56" style:font-size-asian="12pt" style:font-weight-asian="normal" style:font-size-complex="12pt" style:font-weight-complex="normal"/>
    </style:style>
    <style:style style:name="P113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fo:color="#000000" style:font-name="FreeSans" fo:font-size="12pt" fo:font-weight="normal" officeooo:rsid="0098e2d1" officeooo:paragraph-rsid="00d25f25" style:font-size-asian="12pt" style:font-weight-asian="normal" style:font-size-complex="12pt" style:font-weight-complex="normal"/>
    </style:style>
    <style:style style:name="P114" style:family="paragraph" style:parent-style-name="Standard" style:list-style-name="L13">
      <style:paragraph-properties fo:margin-top="0in" fo:margin-bottom="0in" loext:contextual-spacing="false" fo:text-align="start" style:justify-single-word="false"/>
      <style:text-properties fo:color="#000000" style:font-name="FreeSans" fo:font-size="12pt" fo:font-weight="normal" officeooo:rsid="0108666a" officeooo:paragraph-rsid="0108666a" style:font-size-asian="12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fo:color="#000000" style:font-name="FreeSans" fo:font-size="12pt" fo:font-style="italic" fo:font-weight="normal" officeooo:rsid="00a5d77e" officeooo:paragraph-rsid="00b405f3" style:font-size-asian="10.5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fo:color="#000000" style:font-name="FreeSans" fo:font-size="12pt" fo:font-style="italic" fo:font-weight="normal" officeooo:rsid="00a5d77e" officeooo:paragraph-rsid="00b291f8" style:font-size-asian="10.5pt" style:font-style-asian="italic" style:font-weight-asian="normal" style:font-size-complex="12pt" style:font-style-complex="italic" style:font-weight-complex="normal"/>
    </style:style>
    <style:style style:name="P117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fo:color="#000000" style:font-name="FreeSans" fo:font-size="13pt" fo:font-weight="normal" officeooo:rsid="00a0b1c1" officeooo:paragraph-rsid="00a0b1c1" style:font-size-asian="13pt" style:font-weight-asian="normal" style:font-size-complex="13pt" style:font-weight-complex="normal"/>
    </style:style>
    <style:style style:name="P118" style:family="paragraph" style:parent-style-name="Standard" style:list-style-name="L13">
      <style:paragraph-properties fo:margin-top="0in" fo:margin-bottom="0in" loext:contextual-spacing="false" fo:text-align="start" style:justify-single-word="false"/>
      <style:text-properties fo:color="#000000" style:font-name="FreeSans" fo:font-size="4pt" fo:font-weight="normal" officeooo:rsid="0108666a" officeooo:paragraph-rsid="0108666a" style:font-size-asian="3.5pt" style:font-weight-asian="normal" style:font-size-complex="4pt" style:font-weight-complex="normal"/>
    </style:style>
    <style:style style:name="P119" style:family="paragraph" style:parent-style-name="Standard" style:list-style-name="L12">
      <style:paragraph-properties fo:margin-top="0in" fo:margin-bottom="0in" loext:contextual-spacing="false" fo:text-align="start" style:justify-single-word="false"/>
      <style:text-properties fo:color="#000000" style:font-name="Liberation Serif" fo:font-size="13pt" fo:font-style="italic" fo:font-weight="bold" officeooo:rsid="00ec3c22" officeooo:paragraph-rsid="00f54411" style:font-size-asian="13pt" style:font-style-asian="italic" style:font-weight-asian="bold" style:font-size-complex="13pt" style:font-style-complex="italic" style:font-weight-complex="bold"/>
    </style:style>
    <style:style style:name="P120" style:family="paragraph" style:parent-style-name="Standard" style:list-style-name="L14">
      <style:paragraph-properties fo:margin-top="0in" fo:margin-bottom="0in" loext:contextual-spacing="false" fo:text-align="start" style:justify-single-word="false"/>
      <style:text-properties fo:color="#000000" style:font-name="Liberation Serif" fo:font-size="13pt" fo:font-style="italic" fo:font-weight="bold" officeooo:rsid="00ec3c22" officeooo:paragraph-rsid="00edddfc" style:font-size-asian="13pt" style:font-style-asian="italic" style:font-weight-asian="bold" style:font-size-complex="13pt" style:font-style-complex="italic" style:font-weight-complex="bold"/>
    </style:style>
    <style:style style:name="P121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fo:color="#000000" style:font-name="Liberation Serif" fo:font-size="13pt" fo:font-style="italic" fo:font-weight="normal" officeooo:rsid="00b405f3" officeooo:paragraph-rsid="00b405f3" style:font-size-asian="13pt" style:font-style-asian="italic" style:font-weight-asian="normal" style:font-size-complex="13pt" style:font-style-complex="italic" style:font-weight-complex="normal"/>
    </style:style>
    <style:style style:name="P122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fo:color="#000000" style:font-name="Liberation Serif" fo:font-size="13pt" fo:font-style="italic" fo:font-weight="normal" officeooo:rsid="00b291f8" officeooo:paragraph-rsid="00b291f8" style:font-size-asian="13pt" style:font-style-asian="italic" style:font-weight-asian="normal" style:font-size-complex="13pt" style:font-style-complex="italic" style:font-weight-complex="normal"/>
    </style:style>
    <style:style style:name="P123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fo:color="#000000" style:font-name="Liberation Serif" fo:font-size="12pt" fo:font-style="italic" fo:font-weight="normal" officeooo:rsid="0116a1a1" officeooo:paragraph-rsid="0116a1a1" style:font-size-asian="12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 style:list-style-name="L15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fo:color="#000000" style:text-position="super 58%" style:font-name="FreeSans" fo:font-size="4pt" fo:font-style="italic" fo:font-weight="bold" officeooo:rsid="00ac3fb4" officeooo:paragraph-rsid="00db0250" style:font-size-asian="3.5pt" style:font-style-asian="italic" style:font-weight-asian="bold" style:font-size-complex="4pt" style:font-style-complex="italic" style:font-weight-complex="bold"/>
    </style:style>
    <style:style style:name="P125" style:family="paragraph" style:parent-style-name="Standard" style:list-style-name="L12">
      <style:paragraph-properties fo:margin-top="0in" fo:margin-bottom="0in" loext:contextual-spacing="false" fo:text-align="start" style:justify-single-word="false"/>
      <style:text-properties style:font-name="Liberation Serif" fo:font-size="12pt" fo:font-style="italic" fo:font-weight="normal" officeooo:rsid="00b405f3" officeooo:paragraph-rsid="00f54411" style:font-size-asian="12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 style:list-style-name="L15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Liberation Serif" fo:font-size="12pt" fo:font-style="italic" fo:font-weight="normal" officeooo:rsid="00a982e7" officeooo:paragraph-rsid="00db0250" style:font-size-asian="10.5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 style:list-style-name="L14">
      <style:paragraph-properties fo:margin-top="0in" fo:margin-bottom="0in" loext:contextual-spacing="false" fo:text-align="start" style:justify-single-word="false"/>
      <style:text-properties style:font-name="Liberation Serif" fo:font-size="13pt" fo:font-style="italic" fo:font-weight="normal" officeooo:rsid="00b405f3" officeooo:paragraph-rsid="00edddfc" style:font-size-asian="13pt" style:font-style-asian="italic" style:font-weight-asian="normal" style:font-size-complex="13pt" style:font-style-complex="italic" style:font-weight-complex="normal"/>
    </style:style>
    <style:style style:name="P128" style:family="paragraph" style:parent-style-name="Standard" style:list-style-name="L12">
      <style:paragraph-properties fo:margin-top="0in" fo:margin-bottom="0in" loext:contextual-spacing="false" fo:text-align="start" style:justify-single-word="false"/>
      <style:text-properties style:font-name="FreeSans" fo:font-size="12pt" fo:font-style="italic" fo:font-weight="normal" officeooo:rsid="00a5d77e" officeooo:paragraph-rsid="00f54411" style:font-size-asian="12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 style:list-style-name="L15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weight="normal" officeooo:rsid="009080bb" officeooo:paragraph-rsid="00db0250" style:font-size-asian="10.5pt" style:font-weight-asian="normal" style:font-size-complex="12pt" style:font-weight-complex="normal"/>
    </style:style>
    <style:style style:name="P130" style:family="paragraph" style:parent-style-name="Standard" style:list-style-name="L15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weight="normal" officeooo:rsid="009080bb" officeooo:paragraph-rsid="00db0250" style:font-size-asian="12pt" style:font-weight-asian="normal" style:font-size-complex="12pt" style:font-weight-complex="normal"/>
    </style:style>
    <style:style style:name="P131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weight="normal" officeooo:rsid="009080bb" officeooo:paragraph-rsid="00e2188f" style:font-size-asian="12pt" style:font-weight-asian="normal" style:font-size-complex="12pt" style:font-weight-complex="normal"/>
    </style:style>
    <style:style style:name="P132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weight="normal" officeooo:rsid="009080bb" officeooo:paragraph-rsid="0116a1a1" style:font-size-asian="12pt" style:font-weight-asian="normal" style:font-size-complex="12pt" style:font-weight-complex="normal"/>
    </style:style>
    <style:style style:name="P133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weight="normal" officeooo:rsid="01152e53" officeooo:paragraph-rsid="0116a1a1" style:font-size-asian="12pt" style:font-weight-asian="normal" style:font-size-complex="12pt" style:font-weight-complex="normal"/>
    </style:style>
    <style:style style:name="P134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style:text-underline-style="solid" style:text-underline-width="auto" style:text-underline-color="font-color" fo:font-weight="normal" officeooo:rsid="009080bb" officeooo:paragraph-rsid="0116a1a1" style:font-size-asian="12pt" style:font-weight-asian="normal" style:font-size-complex="12pt" style:font-weight-complex="normal"/>
    </style:style>
    <style:style style:name="P135" style:family="paragraph" style:parent-style-name="Standard" style:list-style-name="L2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fo:font-style="normal" fo:font-weight="normal" officeooo:rsid="01152e53" officeooo:paragraph-rsid="0116a1a1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16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font-name="FreeSans" fo:font-size="12pt" officeooo:rsid="009080bb" officeooo:paragraph-rsid="00927f1f" style:font-size-asian="10.5pt" style:font-size-complex="12pt"/>
    </style:style>
    <style:style style:name="P137" style:family="paragraph" style:parent-style-name="Standard" style:list-style-name="L14">
      <style:paragraph-properties fo:margin-top="0in" fo:margin-bottom="0in" loext:contextual-spacing="false" fo:text-align="start" style:justify-single-word="false"/>
      <style:text-properties style:font-name="FreeSans" fo:font-size="13pt" fo:font-style="italic" fo:font-weight="normal" officeooo:rsid="00a5d77e" officeooo:paragraph-rsid="00edddfc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 style:list-style-name="L15">
      <style:paragraph-properties fo:margin-top="0in" fo:margin-bottom="0in" loext:contextual-spacing="false" fo:text-align="start" style:justify-single-word="false"/>
      <style:text-properties style:font-name="FreeSans" fo:font-size="13pt" fo:font-style="italic" fo:font-weight="normal" officeooo:rsid="00a5d77e" officeooo:paragraph-rsid="00db0250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 style:list-style-name="L2">
      <loext:graphic-properties draw:fill="none"/>
      <style:paragraph-properties fo:margin-left="0.5in" fo:margin-right="0in" fo:margin-top="0.0398in" fo:margin-bottom="0.0398in" loext:contextual-spacing="false" fo:text-align="start" style:justify-single-word="false" fo:text-indent="0.25in" style:auto-text-indent="false" fo:background-color="transparent"/>
      <style:text-properties fo:color="#000000" style:font-name="FreeSans" fo:font-size="13pt" fo:font-weight="normal" officeooo:rsid="010be2d8" officeooo:paragraph-rsid="0110833f" style:font-size-asian="13pt" style:font-weight-asian="normal" style:font-size-complex="13pt" style:font-weight-complex="normal"/>
    </style:style>
    <style:style style:name="P140" style:family="paragraph">
      <style:paragraph-properties fo:text-align="center"/>
    </style:style>
    <style:style style:name="P141" style:family="paragraph">
      <loext:graphic-properties draw:fill-color="#eeeeee"/>
      <style:paragraph-properties fo:text-align="center"/>
    </style:style>
    <style:style style:name="P142" style:family="paragraph">
      <loext:graphic-properties draw:fill-color="#ffffff"/>
      <style:paragraph-properties fo:text-align="start"/>
    </style:style>
    <style:style style:name="P143" style:family="paragraph">
      <loext:graphic-properties draw:fill-color="#cccccc"/>
      <style:paragraph-properties fo:text-align="center"/>
      <style:text-properties fo:font-size="12pt"/>
    </style:style>
    <style:style style:name="P144" style:family="paragraph">
      <loext:graphic-properties draw:fill-color="#e6eff5"/>
      <style:paragraph-properties fo:text-align="center"/>
    </style:style>
    <style:style style:name="P145" style:family="paragraph">
      <loext:graphic-properties draw:fill-color="#e6f0f5"/>
      <style:paragraph-properties fo:text-align="center"/>
      <style:text-properties fo:font-size="12pt"/>
    </style:style>
    <style:style style:name="P146" style:family="paragraph">
      <style:paragraph-properties fo:text-align="start"/>
    </style:style>
    <style:style style:name="P147" style:family="paragraph">
      <loext:graphic-properties draw:fill-color="#ffffff"/>
      <style:paragraph-properties fo:text-align="start"/>
      <style:text-properties fo:font-size="12pt"/>
    </style:style>
    <style:style style:name="P148" style:family="paragraph">
      <loext:graphic-properties draw:fill-color="#cccccc"/>
      <style:paragraph-properties fo:text-align="center"/>
    </style:style>
    <style:style style:name="P149" style:family="paragraph">
      <loext:graphic-properties draw:fill="none" draw:fill-color="#ffffff"/>
      <style:paragraph-properties fo:text-align="center"/>
      <style:text-properties fo:color="#6699cc" fo:font-size="14pt" style:font-size-asian="14pt" style:font-size-complex="14pt"/>
    </style:style>
    <style:style style:name="P150" style:family="paragraph">
      <loext:graphic-properties draw:fill="none" draw:fill-color="#ffffff"/>
      <style:paragraph-properties fo:text-align="start"/>
      <style:text-properties fo:color="#cccccc" fo:font-size="14pt" style:font-size-asian="14pt" style:font-size-complex="14pt"/>
    </style:style>
    <style:style style:name="P151" style:family="paragraph">
      <loext:graphic-properties draw:fill-color="#009933" draw:opacity="20%"/>
      <style:paragraph-properties fo:text-align="center"/>
      <style:text-properties fo:font-size="12pt"/>
    </style:style>
    <style:style style:name="P152" style:family="paragraph">
      <loext:graphic-properties draw:fill-color="#eeeeee"/>
      <style:paragraph-properties fo:text-align="center"/>
      <style:text-properties fo:font-size="12pt"/>
    </style:style>
    <style:style style:name="P153" style:family="paragraph">
      <loext:graphic-properties draw:fill-color="#e6eff5" draw:opacity="50%"/>
      <style:paragraph-properties fo:text-align="center"/>
    </style:style>
    <style:style style:name="P154" style:family="paragraph">
      <loext:graphic-properties draw:fill-color="#e6f0f5" draw:opacity="50%"/>
      <style:paragraph-properties fo:text-align="center"/>
      <style:text-properties fo:font-size="12pt"/>
    </style:style>
    <style:style style:name="P155" style:family="paragraph">
      <loext:graphic-properties draw:fill="none"/>
      <style:paragraph-properties fo:text-align="center"/>
      <style:text-properties fo:color="#009933" style:font-name="Liberation Serif" fo:font-size="12pt" fo:font-style="italic" style:font-size-asian="12pt" style:font-style-asian="italic" style:font-size-complex="12pt" style:font-style-complex="italic"/>
    </style:style>
    <style:style style:name="P156" style:family="paragraph">
      <loext:graphic-properties draw:fill="none" draw:fill-color="#ffffff"/>
      <style:paragraph-properties fo:text-align="start"/>
      <style:text-properties fo:color="#cfe7f5" fo:font-size="13pt" style:font-size-asian="13pt" style:font-size-complex="13pt"/>
    </style:style>
    <style:style style:name="T1" style:family="text">
      <style:text-properties officeooo:rsid="003ea353"/>
    </style:style>
    <style:style style:name="T2" style:family="text">
      <style:text-properties officeooo:rsid="003df839"/>
    </style:style>
    <style:style style:name="T3" style:family="text">
      <style:text-properties officeooo:rsid="001ad7ba"/>
    </style:style>
    <style:style style:name="T4" style:family="text">
      <style:text-properties fo:color="#009933" fo:font-size="12pt" style:font-size-asian="10.5pt" style:font-size-complex="12pt"/>
    </style:style>
    <style:style style:name="T5" style:family="text">
      <style:text-properties fo:color="#009933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9933" fo:font-size="13pt" fo:font-weight="bold" officeooo:rsid="00f54411" style:font-size-asian="13pt" style:font-weight-asian="bold" style:font-size-complex="13pt" style:font-weight-complex="bold"/>
    </style:style>
    <style:style style:name="T7" style:family="text">
      <style:text-properties fo:color="#009933" fo:font-size="13pt" fo:font-weight="bold" officeooo:rsid="00f70c3b" style:font-size-asian="13pt" style:font-weight-asian="bold" style:font-size-complex="13pt" style:font-weight-complex="bold"/>
    </style:style>
    <style:style style:name="T8" style:family="text">
      <style:text-properties fo:color="#009933" fo:font-size="13pt" fo:font-weight="bold" officeooo:rsid="0110833f" style:font-size-asian="13pt" style:font-weight-asian="bold" style:font-size-complex="13pt" style:font-weight-complex="bold"/>
    </style:style>
    <style:style style:name="T9" style:family="text">
      <style:text-properties fo:color="#009933" fo:font-size="13pt" fo:font-weight="bold" officeooo:rsid="0127fe20" style:font-size-asian="13pt" style:font-weight-asian="bold" style:font-size-complex="13pt" style:font-weight-complex="bold"/>
    </style:style>
    <style:style style:name="T10" style:family="text">
      <style:text-properties fo:color="#009933" fo:font-size="13pt" fo:font-weight="bold" officeooo:rsid="012810a7" style:font-size-asian="13pt" style:font-weight-asian="bold" style:font-size-complex="13pt" style:font-weight-complex="bold"/>
    </style:style>
    <style:style style:name="T11" style:family="text">
      <style:text-properties officeooo:rsid="0067d9a2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officeooo:rsid="008df415" style:font-size-asian="10.5pt" style:font-size-complex="12pt"/>
    </style:style>
    <style:style style:name="T14" style:family="text">
      <style:text-properties fo:color="#ff6666" style:font-name="Liberation Serif" fo:font-style="italic" officeooo:rsid="00b82a73" style:font-style-asian="italic" style:font-style-complex="italic"/>
    </style:style>
    <style:style style:name="T15" style:family="text">
      <style:text-properties fo:color="#ff6666" style:font-name="Liberation Serif" fo:font-style="italic" officeooo:rsid="00d0888d" style:font-style-asian="italic" style:font-style-complex="italic"/>
    </style:style>
    <style:style style:name="T16" style:family="text">
      <style:text-properties fo:color="#ff6666"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ff6666" fo:font-size="13pt" fo:font-weight="bold" officeooo:rsid="009e54ac" style:font-size-asian="13pt" style:font-weight-asian="bold" style:font-size-complex="13pt" style:font-weight-complex="bold"/>
    </style:style>
    <style:style style:name="T18" style:family="text">
      <style:text-properties fo:color="#ff6666" fo:font-size="13pt" fo:font-weight="bold" officeooo:rsid="00b09ceb" style:font-size-asian="13pt" style:font-weight-asian="bold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98e2d1" style:font-weight-asian="bold" style:font-weight-complex="bold"/>
    </style:style>
    <style:style style:name="T21" style:family="text">
      <style:text-properties fo:font-weight="bold" officeooo:rsid="00edddfc" style:font-weight-asian="bold" style:font-weight-complex="bold"/>
    </style:style>
    <style:style style:name="T22" style:family="text">
      <style:text-properties fo:font-weight="bold" officeooo:rsid="00ee66f1" style:font-weight-asian="bold" style:font-weight-complex="bold"/>
    </style:style>
    <style:style style:name="T23" style:family="text">
      <style:text-properties fo:font-weight="bold" officeooo:rsid="00f51eac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fo:font-size="12pt" style:font-size-asian="10.5pt" style:font-size-complex="12pt"/>
    </style:style>
    <style:style style:name="T2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000000" fo:font-size="13pt" fo:font-weight="bold" officeooo:rsid="0098e2d1" style:font-size-asian="13pt" style:font-weight-asian="bold" style:font-size-complex="13pt" style:font-weight-complex="bold"/>
    </style:style>
    <style:style style:name="T28" style:family="text">
      <style:text-properties fo:color="#000000" fo:font-size="13pt" fo:font-weight="bold" officeooo:rsid="00ae4a18" style:font-size-asian="13pt" style:font-weight-asian="bold" style:font-size-complex="13pt" style:font-weight-complex="bold"/>
    </style:style>
    <style:style style:name="T29" style:family="text">
      <style:text-properties fo:color="#000000" fo:font-size="13pt" fo:font-weight="bold" officeooo:rsid="00b09ceb" style:font-size-asian="13pt" style:font-weight-asian="bold" style:font-size-complex="13pt" style:font-weight-complex="bold"/>
    </style:style>
    <style:style style:name="T30" style:family="text">
      <style:text-properties fo:color="#000000" fo:font-size="13pt" fo:font-weight="bold" officeooo:rsid="00edddfc" style:font-size-asian="13pt" style:font-weight-asian="bold" style:font-size-complex="13pt" style:font-weight-complex="bold"/>
    </style:style>
    <style:style style:name="T31" style:family="text">
      <style:text-properties fo:color="#000000" fo:font-size="13pt" fo:font-weight="bold" officeooo:rsid="00ee66f1" style:font-size-asian="13pt" style:font-weight-asian="bold" style:font-size-complex="13pt" style:font-weight-complex="bold"/>
    </style:style>
    <style:style style:name="T32" style:family="text">
      <style:text-properties fo:color="#000000" fo:font-size="13pt" fo:font-weight="bold" officeooo:rsid="006fb7d4" style:font-size-asian="13pt" style:font-weight-asian="bold" style:font-size-complex="13pt" style:font-weight-complex="bold"/>
    </style:style>
    <style:style style:name="T33" style:family="text">
      <style:text-properties fo:color="#000000" fo:font-size="13pt" fo:font-weight="bold" officeooo:rsid="00f51eac" style:font-size-asian="13pt" style:font-weight-asian="bold" style:font-size-complex="13pt" style:font-weight-complex="bold"/>
    </style:style>
    <style:style style:name="T34" style:family="text">
      <style:text-properties fo:color="#000000" fo:font-size="13pt" fo:font-weight="bold" officeooo:rsid="00f54411" style:font-size-asian="13pt" style:font-weight-asian="bold" style:font-size-complex="13pt" style:font-weight-complex="bold"/>
    </style:style>
    <style:style style:name="T35" style:family="text">
      <style:text-properties fo:color="#000000" fo:font-size="13pt" style:font-size-asian="13pt" style:font-size-complex="13pt"/>
    </style:style>
    <style:style style:name="T36" style:family="text">
      <style:text-properties fo:color="#000000" fo:font-size="13pt" officeooo:rsid="00f70c3b" style:font-size-asian="13pt" style:font-size-complex="13pt"/>
    </style:style>
    <style:style style:name="T37" style:family="text">
      <style:text-properties fo:color="#000000" fo:font-size="13pt" officeooo:rsid="012810a7" style:font-size-asian="13pt" style:font-size-complex="13pt"/>
    </style:style>
    <style:style style:name="T38" style:family="text">
      <style:text-properties fo:color="#000000" style:font-name="Liberation Serif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00" style:font-name="Liberation Serif" fo:font-style="italic" fo:font-weight="bold" officeooo:rsid="00a982e7" style:font-style-asian="italic" style:font-weight-asian="bold" style:font-style-complex="italic" style:font-weight-complex="bold"/>
    </style:style>
    <style:style style:name="T40" style:family="text">
      <style:text-properties fo:color="#000000" style:font-name="Liberation Serif" fo:font-style="italic" fo:font-weight="bold" officeooo:rsid="00927f1f" style:font-style-asian="italic" style:font-weight-asian="bold" style:font-style-complex="italic" style:font-weight-complex="bold"/>
    </style:style>
    <style:style style:name="T41" style:family="text">
      <style:text-properties fo:color="#000000" style:font-name="Liberation Serif" fo:font-style="italic" fo:font-weight="bold" officeooo:rsid="00a5d77e" style:font-style-asian="italic" style:font-weight-asian="bold" style:font-style-complex="italic" style:font-weight-complex="bold"/>
    </style:style>
    <style:style style:name="T42" style:family="text">
      <style:text-properties fo:color="#000000" style:font-name="Liberation Serif" fo:font-style="italic" fo:font-weight="bold" officeooo:rsid="00e03645" style:font-style-asian="italic" style:font-weight-asian="bold" style:font-style-complex="italic" style:font-weight-complex="bold"/>
    </style:style>
    <style:style style:name="T43" style:family="text">
      <style:text-properties fo:color="#000000" style:font-name="Liberation Serif" fo:font-style="italic" fo:font-weight="bold" officeooo:rsid="00e45612" style:font-style-asian="italic" style:font-weight-asian="bold" style:font-style-complex="italic" style:font-weight-complex="bold"/>
    </style:style>
    <style:style style:name="T44" style:family="text">
      <style:text-properties fo:color="#000000" style:font-name="Liberation Serif" fo:font-style="italic" style:font-style-asian="italic" style:font-style-complex="italic"/>
    </style:style>
    <style:style style:name="T45" style:family="text">
      <style:text-properties fo:color="#000000" style:font-name="Liberation Serif" fo:font-style="italic" officeooo:rsid="00a982e7" style:font-style-asian="italic" style:font-style-complex="italic"/>
    </style:style>
    <style:style style:name="T46" style:family="text">
      <style:text-properties fo:color="#000000" style:font-name="Liberation Serif" fo:font-style="italic" officeooo:rsid="00927f1f" style:font-style-asian="italic" style:font-style-complex="italic"/>
    </style:style>
    <style:style style:name="T47" style:family="text">
      <style:text-properties fo:color="#000000" style:font-name="Liberation Serif" fo:font-style="italic" officeooo:rsid="00a5d77e" style:font-style-asian="italic" style:font-style-complex="italic"/>
    </style:style>
    <style:style style:name="T48" style:family="text">
      <style:text-properties fo:color="#000000" style:font-name="Liberation Serif" fo:font-style="italic" officeooo:rsid="00de8dd9" style:font-style-asian="italic" style:font-style-complex="italic"/>
    </style:style>
    <style:style style:name="T49" style:family="text">
      <style:text-properties fo:color="#000000" style:font-name="Liberation Serif" fo:font-style="italic" officeooo:rsid="00e03645" style:font-style-asian="italic" style:font-style-complex="italic"/>
    </style:style>
    <style:style style:name="T50" style:family="text">
      <style:text-properties fo:color="#000000" style:font-name="Liberation Serif" fo:font-style="italic" officeooo:rsid="00e2188f" style:font-style-asian="italic" style:font-style-complex="italic"/>
    </style:style>
    <style:style style:name="T51" style:family="text">
      <style:text-properties fo:color="#000000" style:font-name="Liberation Serif" fo:font-style="italic" officeooo:rsid="00e6986f" style:font-style-asian="italic" style:font-style-complex="italic"/>
    </style:style>
    <style:style style:name="T52" style:family="text">
      <style:text-properties fo:color="#000000" style:font-name="Liberation Serif" fo:font-style="italic" officeooo:rsid="00e8fa45" style:font-style-asian="italic" style:font-style-complex="italic"/>
    </style:style>
    <style:style style:name="T53" style:family="text">
      <style:text-properties fo:color="#000000" style:font-name="Liberation Serif" fo:font-style="italic" officeooo:rsid="01152e53" style:font-style-asian="italic" style:font-style-complex="italic"/>
    </style:style>
    <style:style style:name="T54" style:family="text">
      <style:text-properties fo:color="#000000" style:font-name="Liberation Serif" fo:font-style="italic" officeooo:rsid="0116a1a1" style:font-style-asian="italic" style:font-style-complex="italic"/>
    </style:style>
    <style:style style:name="T55" style:family="text">
      <style:text-properties fo:color="#000000" style:font-name="Liberation Serif" fo:font-style="italic" officeooo:rsid="01170853" style:font-style-asian="italic" style:font-style-complex="italic"/>
    </style:style>
    <style:style style:name="T56" style:family="text">
      <style:text-properties fo:color="#000000" style:font-name="Liberation Serif" fo:font-style="italic" fo:font-weight="normal" officeooo:rsid="0110833f" style:font-style-asian="italic" style:font-weight-asian="normal" style:font-style-complex="italic" style:font-weight-complex="normal"/>
    </style:style>
    <style:style style:name="T57" style:family="text">
      <style:text-properties fo:color="#000000" style:font-name="Liberation Serif" officeooo:rsid="00ec3c22"/>
    </style:style>
    <style:style style:name="T58" style:family="text">
      <style:text-properties fo:color="#000000" style:font-name="Liberation Serif" officeooo:rsid="00af9848"/>
    </style:style>
    <style:style style:name="T59" style:family="text">
      <style:text-properties fo:color="#000000" style:font-name="Liberation Serif" officeooo:rsid="00f54411"/>
    </style:style>
    <style:style style:name="T60" style:family="text">
      <style:text-properties fo:color="#000000" style:font-name="Liberation Serif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1" style:family="text">
      <style:text-properties fo:color="#000000" fo:font-weight="normal" style:font-weight-asian="normal" style:font-weight-complex="normal"/>
    </style:style>
    <style:style style:name="T62" style:family="text">
      <style:text-properties fo:color="#000000" fo:font-weight="normal" officeooo:rsid="00f54411" style:font-weight-asian="normal" style:font-weight-complex="normal"/>
    </style:style>
    <style:style style:name="T63" style:family="text">
      <style:text-properties fo:color="#000000" fo:font-weight="normal" officeooo:rsid="0110833f" style:font-weight-asian="normal" style:font-weight-complex="normal"/>
    </style:style>
    <style:style style:name="T64" style:family="text">
      <style:text-properties fo:color="#000000" fo:font-weight="normal" officeooo:rsid="0110cd2c" style:font-weight-asian="normal" style:font-weight-complex="normal"/>
    </style:style>
    <style:style style:name="T65" style:family="text">
      <style:text-properties fo:color="#000000" style:text-position="sub 58%" style:font-name="Liberation Serif" fo:font-style="italic" officeooo:rsid="00a5d77e" style:font-style-asian="italic" style:font-style-complex="italic"/>
    </style:style>
    <style:style style:name="T66" style:family="text">
      <style:text-properties fo:color="#000000" style:text-position="sub 58%" style:font-name="Liberation Serif" fo:font-style="italic" fo:font-weight="bold" officeooo:rsid="00a5d77e" style:font-style-asian="italic" style:font-weight-asian="bold" style:font-style-complex="italic" style:font-weight-complex="bold"/>
    </style:style>
    <style:style style:name="T67" style:family="text">
      <style:text-properties fo:color="#000000" fo:font-style="italic" officeooo:rsid="0098e2d1" style:font-style-asian="italic" style:font-style-complex="italic"/>
    </style:style>
    <style:style style:name="T68" style:family="text">
      <style:text-properties fo:color="#000000" fo:font-style="italic" officeooo:rsid="00927f1f" style:font-style-asian="italic" style:font-style-complex="italic"/>
    </style:style>
    <style:style style:name="T69" style:family="text">
      <style:text-properties fo:color="#000000" fo:font-style="italic" fo:font-weight="bold" officeooo:rsid="00927f1f" style:font-style-asian="italic" style:font-weight-asian="bold" style:font-style-complex="italic" style:font-weight-complex="bold"/>
    </style:style>
    <style:style style:name="T70" style:family="text">
      <style:text-properties fo:color="#000000" fo:font-size="11pt" fo:font-style="italic" officeooo:rsid="00e03645" style:font-size-asian="11pt" style:font-style-asian="italic" style:font-size-complex="11pt" style:font-style-complex="italic"/>
    </style:style>
    <style:style style:name="T71" style:family="text">
      <style:text-properties fo:color="#000000" style:text-position="0% 100%"/>
    </style:style>
    <style:style style:name="T72" style:family="text">
      <style:text-properties fo:color="#000000" style:text-position="0% 100%" fo:font-style="italic" officeooo:rsid="00e03645" style:font-style-asian="italic" style:font-style-complex="italic"/>
    </style:style>
    <style:style style:name="T73" style:family="text">
      <style:text-properties fo:color="#000000" style:text-position="0% 100%" fo:font-style="italic" officeooo:rsid="00e6986f" style:font-style-asian="italic" style:font-style-complex="italic"/>
    </style:style>
    <style:style style:name="T74" style:family="text">
      <style:text-properties fo:color="#000000" style:text-position="0% 100%" style:font-name="Liberation Serif" fo:font-style="italic" style:font-style-asian="italic" style:font-style-complex="italic"/>
    </style:style>
    <style:style style:name="T75" style:family="text">
      <style:text-properties fo:color="#000000" style:text-position="0% 100%" style:font-name="Liberation Serif" fo:font-style="italic" officeooo:rsid="0116a1a1" style:font-style-asian="italic" style:font-style-complex="italic"/>
    </style:style>
    <style:style style:name="T76" style:family="text">
      <style:text-properties fo:color="#000000" style:text-position="0% 100%" fo:font-style="normal" style:font-style-asian="normal" style:font-style-complex="normal"/>
    </style:style>
    <style:style style:name="T77" style:family="text">
      <style:text-properties fo:color="#000000" style:text-position="0% 100%" fo:font-style="normal" officeooo:rsid="0116a1a1" style:font-style-asian="normal" style:font-style-complex="normal"/>
    </style:style>
    <style:style style:name="T78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000000" style:text-position="0% 100%" fo:font-style="normal" fo:font-weight="normal" officeooo:rsid="01170853" style:font-style-asian="normal" style:font-weight-asian="normal" style:font-style-complex="normal" style:font-weight-complex="normal"/>
    </style:style>
    <style:style style:name="T80" style:family="text">
      <style:text-properties fo:color="#000000" style:text-position="0% 100%" fo:font-style="normal" fo:font-weight="normal" officeooo:rsid="01202ae5" style:font-style-asian="normal" style:font-weight-asian="normal" style:font-style-complex="normal" style:font-weight-complex="normal"/>
    </style:style>
    <style:style style:name="T81" style:family="text">
      <style:text-properties fo:color="#000000" style:text-position="0% 100%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color="#000000" style:text-position="0% 100%" officeooo:rsid="00e6986f"/>
    </style:style>
    <style:style style:name="T83" style:family="text">
      <style:text-properties fo:color="#000000" officeooo:rsid="0108de7f"/>
    </style:style>
    <style:style style:name="T84" style:family="text">
      <style:text-properties fo:color="#000000" officeooo:rsid="006fb7d4"/>
    </style:style>
    <style:style style:name="T85" style:family="text">
      <style:text-properties officeooo:rsid="00726a8f"/>
    </style:style>
    <style:style style:name="T86" style:family="text">
      <style:text-properties style:font-name="FreeSans" fo:font-size="12pt" style:font-size-asian="10.5pt" style:font-size-complex="12pt"/>
    </style:style>
    <style:style style:name="T87" style:family="text">
      <style:text-properties style:font-name="FreeSans" fo:font-size="12pt" officeooo:rsid="008bf7e3" style:font-size-asian="10.5pt" style:font-size-complex="12pt"/>
    </style:style>
    <style:style style:name="T88" style:family="text">
      <style:text-properties style:font-name="FreeSans" fo:font-size="12pt" officeooo:rsid="0101fe3b" style:font-size-asian="10.5pt" style:font-size-complex="12pt"/>
    </style:style>
    <style:style style:name="T89" style:family="text">
      <style:text-properties style:font-name="FreeSans" fo:font-size="12pt" officeooo:rsid="0126ad7a" style:font-size-asian="10.5pt" style:font-size-complex="12pt"/>
    </style:style>
    <style:style style:name="T90" style:family="text">
      <style:text-properties style:font-name="FreeSans" fo:font-size="12pt" fo:font-weight="normal" officeooo:rsid="00cc4e56" style:font-size-asian="10.5pt" style:font-weight-asian="normal" style:font-size-complex="12pt" style:font-weight-complex="normal"/>
    </style:style>
    <style:style style:name="T91" style:family="text">
      <style:text-properties style:font-name="FreeSans" fo:font-size="12pt" fo:font-weight="normal" officeooo:rsid="00c17515" style:font-size-asian="10.5pt" style:font-weight-asian="normal" style:font-size-complex="12pt" style:font-weight-complex="normal"/>
    </style:style>
    <style:style style:name="T92" style:family="text">
      <style:text-properties style:font-name="FreeSans" fo:font-size="12pt" fo:font-weight="normal" officeooo:rsid="00ce266b" style:font-size-asian="10.5pt" style:font-weight-asian="normal" style:font-size-complex="12pt" style:font-weight-complex="normal"/>
    </style:style>
    <style:style style:name="T93" style:family="text">
      <style:text-properties style:font-name="Liberation Serif"/>
    </style:style>
    <style:style style:name="T94" style:family="text">
      <style:text-properties style:font-name="Liberation Serif" fo:font-weight="bold" style:font-weight-asian="bold" style:font-weight-complex="bold"/>
    </style:style>
    <style:style style:name="T95" style:family="text">
      <style:text-properties style:font-name="Liberation Serif" fo:font-style="italic" style:font-style-asian="italic" style:font-style-complex="italic"/>
    </style:style>
    <style:style style:name="T96" style:family="text">
      <style:text-properties style:font-name="Liberation Serif" fo:font-style="italic" officeooo:rsid="00927f1f" style:font-style-asian="italic" style:font-style-complex="italic"/>
    </style:style>
    <style:style style:name="T97" style:family="text">
      <style:text-properties style:font-name="Liberation Serif" fo:font-style="italic" officeooo:rsid="00a5d77e" style:font-style-asian="italic" style:font-style-complex="italic"/>
    </style:style>
    <style:style style:name="T98" style:family="text">
      <style:text-properties style:font-name="Liberation Serif" fo:font-style="italic" officeooo:rsid="00a982e7" style:font-style-asian="italic" style:font-style-complex="italic"/>
    </style:style>
    <style:style style:name="T99" style:family="text">
      <style:text-properties style:font-name="Liberation Serif" fo:font-style="italic" officeooo:rsid="00ab2bff" style:font-style-asian="italic" style:font-style-complex="italic"/>
    </style:style>
    <style:style style:name="T100" style:family="text">
      <style:text-properties style:font-name="Liberation Serif" fo:font-style="italic" officeooo:rsid="00de8dd9" style:font-style-asian="italic" style:font-style-complex="italic"/>
    </style:style>
    <style:style style:name="T101" style:family="text">
      <style:text-properties style:font-name="Liberation Serif" fo:font-style="italic" officeooo:rsid="00e03645" style:font-style-asian="italic" style:font-style-complex="italic"/>
    </style:style>
    <style:style style:name="T102" style:family="text">
      <style:text-properties style:font-name="Liberation Serif" fo:font-style="italic" officeooo:rsid="00e61da6" style:font-style-asian="italic" style:font-style-complex="italic"/>
    </style:style>
    <style:style style:name="T103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style:font-name="Liberation Serif" fo:font-style="italic" fo:font-weight="bold" officeooo:rsid="00b09ceb" style:font-style-asian="italic" style:font-weight-asian="bold" style:font-style-complex="italic" style:font-weight-complex="bold"/>
    </style:style>
    <style:style style:name="T105" style:family="text">
      <style:text-properties style:font-name="Liberation Serif" officeooo:rsid="0096958a"/>
    </style:style>
    <style:style style:name="T106" style:family="text">
      <style:text-properties style:font-name="Liberation Serif" officeooo:rsid="00af9848"/>
    </style:style>
    <style:style style:name="T107" style:family="text">
      <style:text-properties style:font-name="Liberation Serif" fo:font-size="13pt" officeooo:rsid="00af9848" style:font-size-asian="13pt" style:font-size-complex="13pt"/>
    </style:style>
    <style:style style:name="T108" style:family="text">
      <style:text-properties style:font-name="Liberation Serif" fo:font-size="13pt" officeooo:rsid="00ab2bff" style:font-size-asian="13pt" style:font-size-complex="13pt"/>
    </style:style>
    <style:style style:name="T109" style:family="text">
      <style:text-properties style:font-name="Liberation Serif" fo:font-size="13pt" officeooo:rsid="00b291f8" style:font-size-asian="13pt" style:font-size-complex="13pt"/>
    </style:style>
    <style:style style:name="T110" style:family="text">
      <style:text-properties style:font-name="Liberation Serif" officeooo:rsid="00b405f3"/>
    </style:style>
    <style:style style:name="T111" style:family="text">
      <style:text-properties style:font-name="Liberation Serif" officeooo:rsid="00ec3c22"/>
    </style:style>
    <style:style style:name="T112" style:family="text">
      <style:text-properties officeooo:rsid="00912895"/>
    </style:style>
    <style:style style:name="T113" style:family="text">
      <style:text-properties officeooo:rsid="00927f1f"/>
    </style:style>
    <style:style style:name="T114" style:family="text">
      <style:text-properties officeooo:rsid="0093efcb"/>
    </style:style>
    <style:style style:name="T115" style:family="text">
      <style:text-properties fo:color="#ff00cc"/>
    </style:style>
    <style:style style:name="T116" style:family="text">
      <style:text-properties fo:color="#ff00cc" fo:font-weight="bold" style:font-weight-asian="bold" style:font-weight-complex="bold"/>
    </style:style>
    <style:style style:name="T117" style:family="text">
      <style:text-properties fo:color="#ff00cc" officeooo:rsid="00c3fd18"/>
    </style:style>
    <style:style style:name="T118" style:family="text">
      <style:text-properties fo:color="#ff00cc" officeooo:rsid="00cafa4d"/>
    </style:style>
    <style:style style:name="T119" style:family="text">
      <style:text-properties fo:color="#808080" fo:font-size="12pt" style:font-size-asian="10.5pt" style:font-size-complex="12pt"/>
    </style:style>
    <style:style style:name="T120" style:family="text">
      <style:text-properties fo:color="#808080" fo:font-style="italic" officeooo:rsid="0098e2d1" style:font-style-asian="italic" style:font-style-complex="italic"/>
    </style:style>
    <style:style style:name="T121" style:family="text">
      <style:text-properties fo:color="#808080" fo:font-style="italic" officeooo:rsid="010318ea" style:font-style-asian="italic" style:font-style-complex="italic"/>
    </style:style>
    <style:style style:name="T122" style:family="text">
      <style:text-properties officeooo:rsid="0096958a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officeooo:rsid="00927f1f" style:font-style-asian="italic" style:font-style-complex="italic"/>
    </style:style>
    <style:style style:name="T125" style:family="text">
      <style:text-properties fo:font-style="italic" officeooo:rsid="00b82a73" style:font-style-asian="italic" style:font-style-complex="italic"/>
    </style:style>
    <style:style style:name="T126" style:family="text">
      <style:text-properties fo:font-style="italic" officeooo:rsid="01071962" style:font-style-asian="italic" style:font-style-complex="italic"/>
    </style:style>
    <style:style style:name="T127" style:family="text">
      <style:text-properties fo:color="#666666" fo:font-weight="bold" style:font-weight-asian="bold" style:font-weight-complex="bold"/>
    </style:style>
    <style:style style:name="T128" style:family="text">
      <style:text-properties officeooo:rsid="0098e2d1"/>
    </style:style>
    <style:style style:name="T129" style:family="text">
      <style:text-properties fo:font-size="13pt" fo:font-weight="bold" style:font-size-asian="13pt" style:font-weight-asian="bold" style:font-size-complex="13pt" style:font-weight-complex="bold"/>
    </style:style>
    <style:style style:name="T130" style:family="text">
      <style:text-properties officeooo:rsid="009a3804"/>
    </style:style>
    <style:style style:name="T131" style:family="text">
      <style:text-properties officeooo:rsid="009a883f"/>
    </style:style>
    <style:style style:name="T132" style:family="text">
      <style:text-properties officeooo:rsid="009e54ac"/>
    </style:style>
    <style:style style:name="T133" style:family="text">
      <style:text-properties officeooo:rsid="00a25ad8"/>
    </style:style>
    <style:style style:name="T134" style:family="text">
      <style:text-properties officeooo:rsid="00a44206"/>
    </style:style>
    <style:style style:name="T135" style:family="text">
      <style:text-properties style:text-position="sub 58%" style:font-name="Liberation Serif" fo:font-style="italic" officeooo:rsid="00a5d77e" style:font-style-asian="italic" style:font-style-complex="italic"/>
    </style:style>
    <style:style style:name="T136" style:family="text">
      <style:text-properties officeooo:rsid="00ab2bff"/>
    </style:style>
    <style:style style:name="T137" style:family="text">
      <style:text-properties officeooo:rsid="00b09ceb"/>
    </style:style>
    <style:style style:name="T138" style:family="text">
      <style:text-properties officeooo:rsid="00b7ed25"/>
    </style:style>
    <style:style style:name="T139" style:family="text">
      <style:text-properties officeooo:rsid="00b82a73"/>
    </style:style>
    <style:style style:name="T140" style:family="text">
      <style:text-properties officeooo:rsid="00b8535d"/>
    </style:style>
    <style:style style:name="T141" style:family="text">
      <style:text-properties officeooo:rsid="00c3b21f"/>
    </style:style>
    <style:style style:name="T142" style:family="text">
      <style:text-properties officeooo:rsid="00c3fd18"/>
    </style:style>
    <style:style style:name="T143" style:family="text">
      <style:text-properties officeooo:rsid="00c7172d"/>
    </style:style>
    <style:style style:name="T144" style:family="text">
      <style:text-properties officeooo:rsid="00cc4e56"/>
    </style:style>
    <style:style style:name="T145" style:family="text">
      <style:text-properties officeooo:rsid="00cfca67"/>
    </style:style>
    <style:style style:name="T146" style:family="text">
      <style:text-properties fo:font-style="normal" officeooo:rsid="00dc968a" style:font-style-asian="normal" style:font-style-complex="normal"/>
    </style:style>
    <style:style style:name="T147" style:family="text">
      <style:text-properties officeooo:rsid="00e61da6"/>
    </style:style>
    <style:style style:name="T148" style:family="text">
      <style:text-properties officeooo:rsid="00ef8d32"/>
    </style:style>
    <style:style style:name="T149" style:family="text">
      <style:text-properties officeooo:rsid="00f0abc3"/>
    </style:style>
    <style:style style:name="T150" style:family="text">
      <style:text-properties officeooo:rsid="00f360a6"/>
    </style:style>
    <style:style style:name="T151" style:family="text">
      <style:text-properties fo:color="#6600ff" fo:font-size="13pt" fo:font-weight="bold" style:font-size-asian="13pt" style:font-weight-asian="bold" style:font-size-complex="13pt" style:font-weight-complex="bold"/>
    </style:style>
    <style:style style:name="T152" style:family="text">
      <style:text-properties officeooo:rsid="00fadb04"/>
    </style:style>
    <style:style style:name="T153" style:family="text">
      <style:text-properties officeooo:rsid="00fcc702"/>
    </style:style>
    <style:style style:name="T154" style:family="text">
      <style:text-properties officeooo:rsid="010124fe"/>
    </style:style>
    <style:style style:name="T155" style:family="text">
      <style:text-properties officeooo:rsid="0101fe3b"/>
    </style:style>
    <style:style style:name="T156" style:family="text">
      <style:text-properties officeooo:rsid="010318ea"/>
    </style:style>
    <style:style style:name="T157" style:family="text">
      <style:text-properties officeooo:rsid="0128677f"/>
    </style:style>
    <style:style style:name="T158" style:family="text">
      <style:text-properties fo:color="#999999" fo:font-size="11pt" style:font-size-asian="11pt" style:font-size-complex="11pt"/>
    </style:style>
    <style:style style:name="T159" style:family="text">
      <style:text-properties fo:color="#ff00ff" fo:font-weight="bold" style:font-weight-asian="bold" style:font-weight-complex="bold"/>
    </style:style>
    <style:style style:name="T160" style:family="text">
      <style:text-properties fo:color="#6600cc" fo:font-weight="bold" style:font-weight-asian="bold" style:font-weight-complex="bold"/>
    </style:style>
    <style:style style:name="T161" style:family="text">
      <style:text-properties fo:color="#009933" fo:font-size="12pt" fo:font-weight="bold" style:font-weight-asian="bold" style:font-weight-complex="bold"/>
    </style:style>
    <style:style style:name="T162" style:family="text">
      <style:text-properties fo:color="#009933" fo:font-weight="bold" style:font-weight-asian="bold" style:font-weight-complex="bold"/>
    </style:style>
    <style:style style:name="T163" style:family="text">
      <style:text-properties fo:font-size="12pt"/>
    </style:style>
    <style:style style:name="T164" style:family="text">
      <style:text-properties fo:color="#6600cc" fo:font-size="12pt" fo:font-weight="bold" style:font-weight-asian="bold" style:font-weight-complex="bold"/>
    </style:style>
    <style:style style:name="T165" style:family="text">
      <style:text-properties fo:color="#729fcf"/>
    </style:style>
    <style:style style:name="T166" style:family="text">
      <style:text-properties fo:color="#ff6666" fo:font-weight="bold" style:font-weight-asian="bold" style:font-weight-complex="bold"/>
    </style:style>
    <style:style style:name="T167" style:family="text">
      <style:text-properties fo:color="#009933" fo:font-style="italic" fo:font-weight="bold" style:font-style-asian="italic" style:font-weight-asian="bold" style:font-style-complex="italic" style:font-weight-complex="bold"/>
    </style:style>
    <style:style style:name="T168" style:family="text">
      <style:text-properties fo:color="#000000" fo:font-size="12pt" fo:font-weight="normal" style:font-weight-asian="normal" style:font-weight-complex="normal"/>
    </style:style>
    <style:style style:name="T169" style:family="text">
      <style:text-properties fo:color="#729fcf" fo:font-size="12pt"/>
    </style:style>
    <style:style style:name="T170" style:family="text">
      <style:text-properties fo:color="#ff6666" fo:font-size="12pt" fo:font-weight="bold" style:font-weight-asian="bold" style:font-weight-complex="bold"/>
    </style:style>
    <style:style style:name="T171" style:family="text">
      <style:text-properties fo:font-size="12pt" fo:font-style="italic" style:font-style-asian="italic" style:font-style-complex="italic"/>
    </style:style>
    <style:style style:name="T172" style:family="text">
      <style:text-properties fo:color="#009933" fo:font-size="12pt"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fo:color="#ff6666" fo:font-size="12pt"/>
    </style:style>
    <style:style style:name="T174" style:family="text">
      <style:text-properties fo:color="#ff00ff" fo:font-size="12pt" fo:font-weight="bold" style:font-weight-asian="bold" style:font-weight-complex="bold"/>
    </style:style>
    <style:style style:name="T175" style:family="text">
      <style:text-properties fo:color="#ff00ff" fo:font-size="10pt" fo:font-weight="bold" style:font-size-asian="10pt" style:font-weight-asian="bold" style:font-size-complex="10pt" style:font-weight-complex="bold"/>
    </style:style>
    <style:style style:name="T176" style:family="text">
      <style:text-properties fo:color="#6600cc" fo:font-size="12pt"/>
    </style:style>
    <style:style style:name="T177" style:family="text">
      <style:text-properties fo:color="#0099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8" style:family="text">
      <style:text-properties fo:color="#6699cc" fo:font-size="14pt" fo:font-weight="bold" style:font-size-asian="14pt" style:font-weight-asian="bold" style:font-size-complex="14pt" style:font-weight-complex="bold"/>
    </style:style>
    <style:style style:name="T17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80" style:family="text">
      <style:text-properties fo:font-size="12pt" fo:font-weight="bold" style:font-weight-asian="bold" style:font-weight-complex="bold"/>
    </style:style>
    <style:style style:name="T181" style:family="text">
      <style:text-properties fo:font-size="12pt" fo:font-weight="normal" style:font-weight-asian="normal" style:font-weight-complex="normal"/>
    </style:style>
    <style:style style:name="T182" style:family="text">
      <style:text-properties fo:color="#009933" style:font-name="Liberation Serif" fo:font-size="12pt" fo:font-style="italic" style:font-size-asian="12pt" style:font-style-asian="italic" style:font-size-complex="12pt" style:font-style-complex="italic"/>
    </style:style>
    <style:style style:name="T183" style:family="text">
      <style:text-properties fo:color="#cfe7f5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dddddd" draw:fill-color="#eeeeee" draw:textarea-horizontal-align="justify" draw:textarea-vertical-align="middle" draw:auto-grow-height="false" fo:min-height="1.0543in" fo:min-width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9933" draw:marker-start="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dddddd" draw:fill-color="#eeeeee" draw:textarea-horizontal-align="justify" draw:textarea-vertical-align="middle" draw:auto-grow-height="false" fo:min-height="1.0543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dddddd" draw:fill-color="#ffffff" draw:textarea-horizontal-align="justify" draw:textarea-vertical-align="middle" draw:auto-grow-height="false" fo:min-height="1.5728in" fo:min-width="1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b2b2b2" draw:fill-color="#cccccc" draw:textarea-horizontal-align="justify" draw:textarea-vertical-align="middle" draw:auto-grow-height="false" fo:min-height="0.9043in" fo:min-width="3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99ccff" draw:fill-color="#e6eff5" draw:textarea-horizontal-align="justify" draw:textarea-vertical-align="middle" draw:auto-grow-height="false" fo:min-height="1.3252in" fo:min-width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dddddd" draw:fill-color="#eeeeee" draw:textarea-horizontal-align="justify" draw:textarea-vertical-align="middle" draw:auto-grow-height="false" fo:min-height="1.0543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99ccff" draw:fill-color="#e6f0f5" draw:textarea-horizontal-align="justify" draw:textarea-vertical-align="middle" draw:auto-grow-height="false" fo:min-height="1.3571in" fo:min-width="1.5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99ccff" draw:fill-color="#e6f0f5" draw:textarea-horizontal-align="justify" draw:textarea-vertical-align="middle" draw:auto-grow-height="false" fo:min-height="1.3047in" fo:min-width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dddddd" draw:fill-color="#ffffff" draw:textarea-horizontal-align="justify" draw:textarea-vertical-align="middle" draw:auto-grow-height="false" fo:min-height="1.3646in" fo:min-width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fe7f5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dddddd" draw:fill="none" draw:fill-color="#ffffff" draw:textarea-horizontal-align="justify" draw:textarea-vertical-align="middle" draw:auto-grow-height="false" fo:min-height="1.0646in" fo:min-width="3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dddddd" draw:fill="none" draw:fill-color="#ffffff" draw:textarea-horizontal-align="justify" draw:textarea-vertical-align="middle" draw:auto-grow-height="false" fo:min-height="0.4165in" fo:min-width="0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cc33" draw:fill-color="#009933" draw:opacity="20%" draw:textarea-horizontal-align="justify" draw:textarea-vertical-align="middle" draw:auto-grow-height="false" fo:min-height="0.6563in" fo:min-width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cc33" draw:fill-color="#009933" draw:opacity="20%" draw:textarea-horizontal-align="justify" draw:textarea-vertical-align="middle" draw:auto-grow-height="false" fo:min-height="0.5209in" fo:min-width="1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dddddd" draw:fill-color="#eeeeee" draw:textarea-horizontal-align="justify" draw:textarea-vertical-align="middle" draw:auto-grow-height="false" fo:min-height="1.0555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138in" svg:stroke-color="#3399ff" draw:marker-start-width="0.1598in" draw:marker-end-width="0.1598in" draw:fill-color="#e6eff5" draw:opacity="50%" draw:textarea-horizontal-align="justify" draw:textarea-vertical-align="middle" draw:auto-grow-height="false" fo:min-height="0.8772in" fo:min-width="1.58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138in" svg:stroke-color="#3399ff" draw:marker-start-width="0.1598in" draw:marker-end-width="0.1598in" draw:fill-color="#e6f0f5" draw:opacity="50%" draw:textarea-horizontal-align="justify" draw:textarea-vertical-align="middle" draw:auto-grow-height="false" fo:min-height="0.8626in" fo:min-width="1.575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138in" svg:stroke-color="#3399ff" draw:marker-start-width="0.1598in" draw:marker-end-width="0.1598in" draw:fill-color="#e6f0f5" draw:opacity="50%" draw:textarea-horizontal-align="justify" draw:textarea-vertical-align="middle" draw:auto-grow-height="false" fo:min-height="0.8453in" fo:min-width="1.58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99ccff" draw:fill-color="#e6eff5" draw:textarea-horizontal-align="justify" draw:textarea-vertical-align="middle" draw:auto-grow-height="false" fo:min-height="1.3335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138in" svg:stroke-color="#3399ff" draw:marker-start-width="0.1598in" draw:marker-end-width="0.1598in" draw:fill-color="#e6f0f5" draw:opacity="50%" draw:textarea-horizontal-align="justify" draw:textarea-vertical-align="middle" draw:auto-grow-height="false" fo:min-height="0.8362in" fo:min-width="1.586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138in" svg:stroke-color="#3399ff" draw:marker-start-width="0.1598in" draw:marker-end-width="0.1598in" draw:fill-color="#e6f0f5" draw:opacity="50%" draw:textarea-horizontal-align="justify" draw:textarea-vertical-align="middle" draw:auto-grow-height="false" fo:min-height="0.8126in" fo:min-width="1.5835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6699cc" draw:marker-start="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cc33" draw:fill-color="#009933" draw:opacity="20%" draw:textarea-horizontal-align="justify" draw:textarea-vertical-align="middle" draw:auto-grow-height="false" fo:min-height="0.548in" fo:min-width="1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="none" draw:textarea-horizontal-align="justify" draw:textarea-vertical-align="middle" draw:auto-grow-height="false" fo:min-height="0.2811in" fo:min-width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dddddd" draw:fill="none" draw:fill-color="#ffffff" draw:textarea-horizontal-align="justify" draw:textarea-vertical-align="middle" draw:auto-grow-height="false" fo:min-height="0.4146in" fo:min-width="1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4" draw:name="Shape1" draw:style-name="gr4" draw:text-style-name="P142" svg:width="1.8543in" svg:height="1.5732in" svg:x="5.4138in" svg:y="-0.0055in"><text:p/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47" svg:width="1.5835in" svg:height="1.365in" svg:x="5.5492in" svg:y="0.0882in"><text:p text:style-name="P146"><text:span text:style-name="T170">weight (fixed or dynami-</text:span></text:p><text:p text:style-name="P146"><text:span text:style-name="T170">cally computed)</text:span></text:p><text:p text:style-name="P146"><text:span text:style-name="T174">sample (fixed) </text:span></text:p><text:p text:style-name="P146"><text:span text:style-name="T175"># child node normalization</text:span></text:p><text:p text:style-name="P146"><text:span text:style-name="T164">range (fixed</text:span><text:span text:style-name="T176">)</text:span></text:p><text:p text:style-name="P146"><text:span text:style-name="T172">value (variable) </text:span></text:p><text:p text:style-name="P146"><text:span text:style-name="T177">set in child node, computed in </text:span></text:p><text:p text:style-name="P146"><text:span text:style-name="T177">node</text:span></text:p><draw:enhanced-geometry svg:viewBox="0 0 21600 21600" draw:type="rectangle" draw:enhanced-path="M 0 0 L 21600 0 21600 21600 0 21600 0 0 Z N"/></draw:custom-shape>TiiQu – <text:span text:style-name="T11">Full </text:span>Trust Quotient </text:p>
      <text:p text:style-name="P9"><text:span text:style-name="T11">STEM Expert</text:span> <text:span text:style-name="T131">Example</text:span></text:p>
      <text:p text:style-name="P2"><draw:custom-shape text:anchor-type="paragraph" draw:z-index="5" draw:name="Shape1" draw:style-name="gr5" draw:text-style-name="P143" svg:width="3.5524in" svg:height="0.9043in" svg:x="1.622in" svg:y="0.161in"><text:p text:style-name="P140"><text:span text:style-name="T163">TQ</text:span></text:p><text:p text:style-name="P140"><text:span text:style-name="T163">(</text:span><text:span text:style-name="T164">1-1000</text:span><text:span text:style-name="T163">)</text:span></text:p><text:p text:style-name="P140"><text:span text:style-name="T161">V = (1000 + 142.85 + 0 + 66.21)/4</text:span></text:p><text:p text:style-name="P140"><text:span text:style-name="T161">V = 302.26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6"/>
      <text:p text:style-name="P3"/>
      <text:p text:style-name="P5"><draw:line text:anchor-type="paragraph" draw:z-index="9" draw:name="Shape3" draw:style-name="gr8" draw:text-style-name="P140" svg:x1="3.3409in" svg:y1="0.0154in" svg:x2="6.7472in" svg:y2="0.5882in"><text:p/></draw:line><draw:line text:anchor-type="paragraph" draw:z-index="8" draw:name="Shape2" draw:style-name="gr8" draw:text-style-name="P140" svg:x1="3.4142in" svg:y1="0.0154in" svg:x2="-0.0547in" svg:y2="0.5988in"><text:p/></draw:line><draw:custom-shape text:anchor-type="paragraph" draw:z-index="16" draw:name="Shape1" draw:style-name="gr15" draw:text-style-name="P150" svg:width="0.6776in" svg:height="0.4169in" svg:x="3.0181in" svg:y="0.1819in"><text:p text:style-name="P146"><text:span text:style-name="T179">NODES</text:span></text:p><draw:enhanced-geometry svg:viewBox="0 0 21600 21600" draw:type="rectangle" draw:enhanced-path="M 0 0 L 21600 0 21600 21600 0 21600 0 0 Z N"/></draw:custom-shape><draw:line text:anchor-type="paragraph" draw:z-index="23" draw:name="Shape3" draw:style-name="gr8" draw:text-style-name="P140" svg:x1="3.4138in" svg:y1="0.0154in" svg:x2="4.5181in" svg:y2="0.5882in"><text:p/></draw:line><draw:line text:anchor-type="paragraph" draw:z-index="24" draw:name="Shape3" draw:style-name="gr8" draw:text-style-name="P140" svg:x1="3.4138in" svg:y1="0.0154in" svg:x2="2.1638in" svg:y2="0.5988in"><text:p/></draw:line></text:p>
      <text:list xml:id="list8409705652471690533" text:style-name="L1">
        <text:list-header>
          <text:p text:style-name="P13"/>
        </text:list-header>
      </text:list>
      <text:p text:style-name="P7"><draw:custom-shape text:anchor-type="paragraph" draw:z-index="6" draw:name="Shape1" draw:style-name="gr6" draw:text-style-name="P144" svg:width="1.5835in" svg:height="1.3252in" svg:x="-0.5862in" svg:y="2.8382in"><text:p text:style-name="P140"><text:span text:style-name="T165">CREDIT AGENCY</text:span></text:p><text:p text:style-name="P140">(<text:span text:style-name="T166">85</text:span>, <text:span text:style-name="T167">1</text:span>, <text:span text:style-name="T160">0-1</text:span>)</text:p><text:p text:style-name="P140">ru = 1</text:p><text:p text:style-name="P140">P = <text:span text:style-name="T167">1</text:span>/1</text:p><text:p text:style-name="P140">WP = <text:span text:style-name="T166">85</text:span>/1.1</text:p><text:p text:style-name="P140"/><draw:enhanced-geometry svg:viewBox="0 0 21600 21600" draw:type="rectangle" draw:enhanced-path="M 0 0 L 21600 0 21600 21600 0 21600 0 0 Z N"/></draw:custom-shape><draw:custom-shape text:anchor-type="paragraph" draw:z-index="7" draw:name="Shape1" draw:style-name="gr7" draw:text-style-name="P141" svg:width="1.3335in" svg:height="1.0543in" svg:x="5.9866in" svg:y="0.1717in"><text:p text:style-name="P140"><text:span text:style-name="T158">REPUTATION</text:span></text:p><text:p text:style-name="P140">(<text:span text:style-name="T159">10</text:span><text:span text:style-name="T19">, </text:span><text:span text:style-name="T160">1-1000</text:span>)</text:p><text:p text:style-name="P140">Limitless</text:p><text:p text:style-name="P140"><text:span text:style-name="T168">wr = 0.3, wv = 1 </text:span></text:p><text:p text:style-name="P140"><text:span text:style-name="T162">V = 66.21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41" svg:width="1.365in" svg:height="1.0543in" svg:x="-0.5756in" svg:y="0.1819in"><text:p text:style-name="P140"><text:span text:style-name="T158">IDENT</text:span><text:span text:style-name="T158">ITY</text:span></text:p><text:p text:style-name="P140">(<text:span text:style-name="T159">2</text:span><text:span text:style-name="T19">, </text:span><text:span text:style-name="T160">1-</text:span><text:span text:style-name="T160">1000</text:span>)</text:p><text:p text:style-name="P140">Binary</text:p><text:p text:style-name="P140">wr = 1, wv = 1.1</text:p><text:p text:style-name="P140"><text:span text:style-name="T162">V = </text:span><text:span text:style-name="T162">1000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8" draw:text-style-name="P152" svg:width="1.3449in" svg:height="1.0559in" svg:x="3.8098in" svg:y="0.1717in"><text:p text:style-name="P140"><text:span text:style-name="T158">PERFORMANCE</text:span></text:p><text:p text:style-name="P140"><text:span text:style-name="T163">(</text:span><text:span text:style-name="T174">30</text:span><text:span text:style-name="T180">, </text:span><text:span text:style-name="T164">1-1000</text:span><text:span text:style-name="T163">)</text:span></text:p><text:p text:style-name="P140"><text:span text:style-name="T168">Range</text:span></text:p><text:p text:style-name="P140"><text:span text:style-name="T168">wr = ?, wv = ? </text:span></text:p><text:p text:style-name="P140"><text:span text:style-name="T161">V = 0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141" svg:width="1.3441in" svg:height="1.0543in" svg:x="1.6327in" svg:y="0.1819in"><text:p text:style-name="P140"><text:span text:style-name="T158">VERIFICATION</text:span></text:p><text:p text:style-name="P140">(<text:span text:style-name="T159">42</text:span><text:span text:style-name="T19">, </text:span><text:span text:style-name="T160">1-1000</text:span>)</text:p><text:p text:style-name="P140">Binary</text:p><text:p text:style-name="P140">wr = 1, wv = 1</text:p><text:p text:style-name="P140"><text:span text:style-name="T161">V = 142.85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line text:anchor-type="paragraph" draw:z-index="14" draw:name="Shape8" draw:style-name="gr13" draw:text-style-name="P148" svg:x1="6.6846in" svg:y1="0.1591in" svg:x2="6.6846in" svg:y2="1.7634in"><text:p/></draw:line><draw:line text:anchor-type="paragraph" draw:z-index="22" draw:name="Shape7" draw:style-name="gr12" draw:text-style-name="P140" svg:x1="4.4346in" svg:y1="0.1602in" svg:x2="4.4449in" svg:y2="2.2004in"><text:p/></draw:line><draw:path text:anchor-type="paragraph" draw:z-index="19" draw:name="Shape10" draw:style-name="gr2" draw:text-style-name="P140" svg:width="6.3933in" svg:height="0.0272in" draw:transform="skewX (0.742463063798388) rotate (-1.65439759796543) translate (6.29930555555555in 0.0756944444444343in)" svg:viewBox="0 0 16240 70" svg:d="M16240 70c-16176-6-16240-70-16240-70"><text:p/></draw:path><draw:path text:anchor-type="paragraph" draw:z-index="3" draw:name="Shape10" draw:style-name="gr2" draw:text-style-name="P140" svg:width="6.3598in" svg:height="0.022in" draw:transform="skewX (-0.672300827868216) rotate (1.66609130395379) translate (0.987841929860262in 6.44896549530652in)" svg:viewBox="0 0 16155 57" svg:d="M0 54c16092 17 16155-54 16155-54"><text:p/></draw:path><draw:line text:anchor-type="paragraph" draw:z-index="13" draw:name="Shape4" draw:style-name="gr12" draw:text-style-name="P140" svg:x1="0.0807in" svg:y1="0.1693in" svg:x2="0.1118in" svg:y2="1.815in"><text:p/></draw:line><draw:line text:anchor-type="paragraph" draw:z-index="21" draw:name="Shape7" draw:style-name="gr12" draw:text-style-name="P140" svg:x1="2.2992in" svg:y1="0.1693in" svg:x2="2.2992in" svg:y2="1.7736in"><text:p/></draw:line><draw:path text:anchor-type="paragraph" draw:z-index="1" draw:name="Shape10" draw:style-name="gr2" draw:text-style-name="P140" svg:width="6.2685in" svg:height="0.0126in" draw:transform="skewX (1.00967297227872) rotate (-1.62210900680353) translate (1.83054879687245in 0.0966602843187578in)" svg:viewBox="0 0 15923 33" svg:d="M15923 33c-15860 5-15923-33-15923-33"><text:p/></draw:path></text:p>
      <text:p text:style-name="P7"><draw:custom-shape text:anchor-type="paragraph" draw:z-index="15" draw:name="Shape1" draw:style-name="gr14" draw:text-style-name="P149" svg:width="3.5835in" svg:height="1.065in" svg:x="1.5598in" svg:y="0.1425in"><text:p text:style-name="P140"><text:span text:style-name="T178">CHILD NODES</text:span></text:p><text:p text:style-name="P140"><text:span text:style-name="T178">categories:</text:span></text:p><text:p text:style-name="P140"><text:span text:style-name="T178">1. no weight</text:span></text:p><text:p text:style-name="P140"><text:span text:style-name="T178">2. fixed weight</text:span></text:p><text:p text:style-name="P140"><text:span text:style-name="T178">3. dynamically computed weight</text:span></text:p><draw:enhanced-geometry svg:viewBox="0 0 21600 21600" draw:type="rectangle" draw:enhanced-path="M 0 0 L 21600 0 21600 21600 0 21600 0 0 Z N"/></draw:custom-shape><draw:custom-shape text:anchor-type="paragraph" draw:z-index="41" draw:name="Shape5" draw:style-name="gr27" draw:text-style-name="P155" svg:width="0.4689in" svg:height="0.2815in" svg:x="6.2161in" svg:y="0.0402in"><text:p text:style-name="P140"><text:span text:style-name="T182">* 10</text:span></text:p><draw:enhanced-geometry svg:viewBox="0 0 21600 21600" draw:type="rectangle" draw:enhanced-path="M 0 0 L 21600 0 21600 21600 0 21600 0 0 Z N"/></draw:custom-shape><draw:custom-shape text:anchor-type="paragraph" draw:z-index="43" draw:name="Shape5" draw:style-name="gr27" draw:text-style-name="P155" svg:width="0.4689in" svg:height="0.2815in" svg:x="1.7681in" svg:y="0.0402in"><text:p text:style-name="P140"><text:span text:style-name="T182">* 10</text:span></text:p><draw:enhanced-geometry svg:viewBox="0 0 21600 21600" draw:type="rectangle" draw:enhanced-path="M 0 0 L 21600 0 21600 21600 0 21600 0 0 Z N"/></draw:custom-shape><draw:custom-shape text:anchor-type="paragraph" draw:z-index="42" draw:name="Shape5" draw:style-name="gr27" draw:text-style-name="P155" svg:width="0.4689in" svg:height="0.2815in" svg:x="0.3827in" svg:y="0.0717in"><text:p text:style-name="P140"><text:span text:style-name="T182">* 10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><draw:custom-shape text:anchor-type="paragraph" draw:z-index="25" draw:name="Shape1" draw:style-name="gr19" draw:text-style-name="P153" svg:width="1.5835in" svg:height="0.8776in" svg:x="1.4972in" svg:y="0.161in"><text:p text:style-name="P140"><text:span text:style-name="T165">CREDIT AGENCY</text:span></text:p><text:p text:style-name="P140">(<text:span text:style-name="T166">100/42</text:span>, <text:span text:style-name="T167">1</text:span>, <text:span text:style-name="T160">0-1</text:span>)</text:p><text:p text:style-name="P140">ru = 1, P = <text:span text:style-name="T167">1</text:span>/1</text:p><text:p text:style-name="P140">WP = 1*1*<text:span text:style-name="T166">100/42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2" draw:text-style-name="P144" svg:width="1.563in" svg:height="1.3335in" svg:x="5.7402in" svg:y="0.1634in"><text:p text:style-name="P140"><text:span text:style-name="T165">TIIQU RATING</text:span></text:p><text:p text:style-name="P140">(<text:span text:style-name="T166">20</text:span>, <text:span text:style-name="T167">4</text:span>, <text:span text:style-name="T160">1-5</text:span>)</text:p><text:p text:style-name="P140">ru = 5</text:p><text:p text:style-name="P140">P =<text:span text:style-name="T167"> 4</text:span>/5</text:p><text:p text:style-name="P140">WP = <text:s/>4/5*<text:span text:style-name="T166">20</text:span>*0.3</text:p><text:p text:style-name="P140">= 4.8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44" draw:name="Shape1" draw:style-name="gr28" draw:text-style-name="P156" svg:width="1.8335in" svg:height="0.415in" svg:x="3.5283in" svg:y="0.0047in"><text:p text:style-name="P140"><text:span text:style-name="T183">TO BE DESINGED</text:span></text:p><draw:enhanced-geometry svg:viewBox="0 0 21600 21600" draw:type="rectangle" draw:enhanced-path="M 0 0 L 21600 0 21600 21600 0 21600 0 0 Z N"/></draw:custom-shape></text:p>
      <text:p text:style-name="P7"><draw:path text:anchor-type="paragraph" draw:z-index="33" draw:name="Shape10" draw:style-name="gr25" draw:text-style-name="P140" svg:width="0.4886in" svg:height="0in" svg:x="1.0083in" svg:y="0.0091in" svg:viewBox="0 0 1242 0" svg:d="M0 0c1186 0 1242 0 1242 0"><text:p/></draw:path><draw:path text:anchor-type="paragraph" draw:z-index="34" draw:name="Shape10" draw:style-name="gr25" draw:text-style-name="P140" svg:width="0.4886in" svg:height="0in" svg:x="1.0083in" svg:y="0.0091in" svg:viewBox="0 0 1242 0" svg:d="M0 0c1186 0 1242 0 1242 0"><text:p/></draw:path><draw:path text:anchor-type="paragraph" draw:z-index="37" draw:name="Shape10" draw:style-name="gr25" draw:text-style-name="P140" svg:width="3.0154in" svg:height="0.0484in" draw:transform="skewX (-0.968134136081255) rotate (0.546462588799425) translate (3.08130391457838in 1.5714945958393in)" svg:viewBox="0 0 7660 124" svg:d="M7660 118c-7630 40-7660-118-7660-118"><text:p/></draw:path></text:p>
      <text:p text:style-name="P7"><draw:custom-shape text:anchor-type="paragraph" draw:z-index="26" draw:name="Shape1" draw:style-name="gr20" draw:text-style-name="P154" svg:width="1.5752in" svg:height="0.863in" svg:x="1.4972in" svg:y="0.0173in"><text:p text:style-name="P140"><text:span text:style-name="T169">UNIVERSITY</text:span></text:p><text:p text:style-name="P140"><text:span text:style-name="T163">(</text:span><text:span text:style-name="T170">100/42</text:span><text:span text:style-name="T163">,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, P = </text:span><text:span text:style-name="T172">1</text:span><text:span text:style-name="T163">/1</text:span></text:p><text:p text:style-name="P140"><text:span text:style-name="T163">WP = 1*1*</text:span><text:span text:style-name="T170">100/42</text:span></text:p><draw:enhanced-geometry svg:viewBox="0 0 21600 21600" draw:type="rectangle" draw:enhanced-path="M 0 0 L 21600 0 21600 21600 0 21600 0 0 Z N"/></draw:custom-shape></text:p>
      <text:p text:style-name="P7"><draw:path text:anchor-type="paragraph" draw:z-index="38" draw:name="Shape10" draw:style-name="gr25" draw:text-style-name="P140" svg:width="0.9693in" svg:height="0.0165in" draw:transform="skewX (-0.345226126044478) rotate (-2.07955980375124) translate (1.49721229260143in 0.204879029357888in)" svg:viewBox="0 0 2463 43" svg:d="M2463 42c-2454 7-2463-42-2463-42"><text:p/></draw:path></text:p>
      <text:p text:style-name="P7"><draw:custom-shape text:anchor-type="paragraph" draw:z-index="28" draw:name="Shape1" draw:style-name="gr22" draw:text-style-name="P144" svg:width="1.563in" svg:height="1.3335in" svg:x="5.7575in" svg:y="0.0736in"><text:p text:style-name="P140"><text:span text:style-name="T169">STACK OVERFLOW</text:span></text:p><text:p text:style-name="P140"><text:span text:style-name="T163">(</text:span><text:span text:style-name="T170">5</text:span><text:span text:style-name="T163">, </text:span><text:span text:style-name="T172">1596</text:span><text:span text:style-name="T163">, </text:span><text:span text:style-name="T164">0-2600</text:span><text:span text:style-name="T163">)</text:span></text:p><text:p text:style-name="P140"><text:span text:style-name="T163">ru = 2600</text:span></text:p><text:p text:style-name="P140"><text:span text:style-name="T163">P =</text:span><text:span text:style-name="T172"> 1596</text:span><text:span text:style-name="T163">/2600</text:span></text:p><text:p text:style-name="P140"><text:span text:style-name="T163">WP = P*</text:span><text:span text:style-name="T170">5</text:span><text:span text:style-name="T163">*0.3</text:span></text:p><text:p text:style-name="P140"><text:span text:style-name="T163">= 0.921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9" draw:text-style-name="P145" svg:width="1.574in" svg:height="1.3571in" svg:x="-0.5756in" svg:y="0.061in"><text:p text:style-name="P140"><text:span text:style-name="T169">UNIVERSITY</text:span></text:p><text:p text:style-name="P140"><text:span text:style-name="T163">(</text:span><text:span text:style-name="T170">20</text:span><text:span text:style-name="T163">,</text:span><text:span text:style-name="T171">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</text:span></text:p><text:p text:style-name="P140"><text:span text:style-name="T163">P = </text:span><text:span text:style-name="T172">1</text:span><text:span text:style-name="T163">/1</text:span></text:p><text:p text:style-name="P140"><text:span text:style-name="T163">WP =</text:span><text:span text:style-name="T173"> </text:span><text:span text:style-name="T170">20</text:span><text:span text:style-name="T163">/1.1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32" draw:name="Shape1" draw:style-name="gr24" draw:text-style-name="P154" svg:width="1.5835in" svg:height="0.813in" svg:x="1.4972in" svg:y="0.1299in"><text:p text:style-name="P140"><text:span text:style-name="T163"/></text:p><text:p text:style-name="P140"><text:span text:style-name="T169">TIIQU RATING</text:span></text:p><text:p text:style-name="P140"><text:span text:style-name="T163">(</text:span><text:span text:style-name="T170">100/42</text:span><text:span text:style-name="T163">,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, P = </text:span><text:span text:style-name="T172">1</text:span><text:span text:style-name="T163">/1</text:span></text:p><text:p text:style-name="P140"><text:span text:style-name="T163">WP = 1*1*</text:span><text:span text:style-name="T170">100/42</text:span></text:p><text:p text:style-name="P140"><text:span text:style-name="T163"/></text:p><draw:enhanced-geometry svg:viewBox="0 0 21600 21600" draw:type="rectangle" draw:enhanced-path="M 0 0 L 21600 0 21600 21600 0 21600 0 0 Z N"/></draw:custom-shape></text:p>
      <text:p text:style-name="P7"><draw:path text:anchor-type="paragraph" draw:z-index="36" draw:name="Shape10" draw:style-name="gr25" draw:text-style-name="P140" svg:width="2.9181in" svg:height="0.2654in" draw:transform="skewX (-0.430572726467001) rotate (0.23404865269244) translate (2.90157082321074in 0.915038215413204in)" svg:viewBox="0 0 7413 675" svg:d="M7413 0c-7149 743-7413 673-7413 673"><text:p/></draw:path></text:p>
      <text:p text:style-name="P7"><text:s/></text:p>
      <text:p text:style-name="P7"><draw:custom-shape text:anchor-type="paragraph" draw:z-index="27" draw:name="Shape1" draw:style-name="gr21" draw:text-style-name="P154" svg:width="1.585in" svg:height="0.8453in" svg:x="1.4972in" svg:y="0.1846in"><text:p text:style-name="P140"><text:span text:style-name="T163"/></text:p><text:p text:style-name="P140"><text:span text:style-name="T169">STACK OVERFLOW</text:span></text:p><text:p text:style-name="P140"><text:span text:style-name="T163">(</text:span><text:span text:style-name="T170">2*100/42</text:span><text:span text:style-name="T163">,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, P = </text:span><text:span text:style-name="T172">2</text:span><text:span text:style-name="T163">/1</text:span></text:p><text:p text:style-name="P140"><text:span text:style-name="T163">WP = 1*1*</text:span><text:span text:style-name="T170">2*100/42</text:span></text:p><text:p text:style-name="P140"><text:span text:style-name="T163"/></text:p><draw:enhanced-geometry svg:viewBox="0 0 21600 21600" draw:type="rectangle" draw:enhanced-path="M 0 0 L 21600 0 21600 21600 0 21600 0 0 Z N"/></draw:custom-shape></text:p>
      <text:p text:style-name="P7"><draw:custom-shape text:anchor-type="paragraph" draw:z-index="29" draw:name="Shape1" draw:style-name="gr22" draw:text-style-name="P144" svg:width="1.563in" svg:height="1.3335in" svg:x="5.7575in" svg:y="0.2508in"><text:p text:style-name="P140"><text:span text:style-name="T165">GOOGLE REVIEW</text:span></text:p><text:p text:style-name="P140">(<text:span text:style-name="T166">5</text:span>, <text:span text:style-name="T167">3</text:span>, 0<text:span text:style-name="T160">-5</text:span>)</text:p><text:p text:style-name="P140">ru = 5</text:p><text:p text:style-name="P140">P =<text:span text:style-name="T167"> 3</text:span>/5</text:p><text:p text:style-name="P140">WP = <text:s/>3/5*<text:span text:style-name="T166">5</text:span>*0.3</text:p><text:p text:style-name="P140">= 0.9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45" svg:width="1.5835in" svg:height="1.3051in" svg:x="-0.5756in" svg:y="0.261in"><text:p text:style-name="P140"><text:span text:style-name="T163"/></text:p><text:p text:style-name="P140"><text:span text:style-name="T169">STACK OVERFLOW</text:span></text:p><text:p text:style-name="P140"><text:span text:style-name="T163">(</text:span><text:span text:style-name="T170">5</text:span><text:span text:style-name="T163">,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</text:span></text:p><text:p text:style-name="P140"><text:span text:style-name="T163">P = </text:span><text:span text:style-name="T172">1</text:span><text:span text:style-name="T163">/1</text:span></text:p><text:p text:style-name="P140"><text:span text:style-name="T163">WP = </text:span><text:span text:style-name="T170">5</text:span><text:span text:style-name="T163">/1.1</text:span></text:p><text:p text:style-name="P140"><text:span text:style-name="T163"/></text:p><draw:enhanced-geometry svg:viewBox="0 0 21600 21600" draw:type="rectangle" draw:enhanced-path="M 0 0 L 21600 0 21600 21600 0 21600 0 0 Z N"/></draw:custom-shape></text:p>
      <text:p text:style-name="P7"><draw:path text:anchor-type="paragraph" draw:z-index="39" draw:name="Shape10" draw:style-name="gr25" draw:text-style-name="P140" svg:width="0.7854in" svg:height="0.0138in" draw:transform="skewX (-0.526565835326689) rotate (-2.21866254513519) translate (1.49721229287017in 0.0569577172198339in)" svg:viewBox="0 0 1996 36" svg:d="M1996 34c-1988 10-1996-34-1996-34"><text:p/></draw:path></text:p>
      <text:p text:style-name="P7"/>
      <text:p text:style-name="P7"><draw:path text:anchor-type="paragraph" draw:z-index="35" draw:name="Shape10" draw:style-name="gr25" draw:text-style-name="P140" svg:width="2.6343in" svg:height="0.0071in" draw:transform="skewX (-1.45787352419086) rotate (0.103148958792865) translate (3.07158188948435in 0.42985535957511in)" svg:viewBox="0 0 6692 19" svg:d="M6692 14c-6666 17-6692-14-6692-14"><text:p/></draw:path><draw:custom-shape text:anchor-type="paragraph" draw:z-index="31" draw:name="Shape1" draw:style-name="gr23" draw:text-style-name="P154" svg:width="1.5862in" svg:height="0.8362in" svg:x="1.4866in" svg:y="0.0256in"><text:p text:style-name="P140"><text:span text:style-name="T163"/></text:p><text:p text:style-name="P140"><text:span text:style-name="T169">GOOGLE REVIEW</text:span></text:p><text:p text:style-name="P140"><text:span text:style-name="T163">(</text:span><text:span text:style-name="T170">100/42</text:span><text:span text:style-name="T163">, </text:span><text:span text:style-name="T172">1</text:span><text:span text:style-name="T163">, </text:span><text:span text:style-name="T164">0-1</text:span><text:span text:style-name="T163">)</text:span></text:p><text:p text:style-name="P140"><text:span text:style-name="T163">ru = 1, P = </text:span><text:span text:style-name="T172">1</text:span><text:span text:style-name="T163">/1</text:span></text:p><text:p text:style-name="P140"><text:span text:style-name="T181">WP = 1*1*</text:span><text:span text:style-name="T170">100/42</text:span></text:p><text:p text:style-name="P140"><text:span text:style-name="T163"/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custom-shape text:anchor-type="paragraph" draw:z-index="40" draw:name="Shape1" draw:style-name="gr26" draw:text-style-name="P151" svg:width="1.5843in" svg:height="0.548in" svg:x="1.4972in" svg:y="0.1547in"><text:p text:style-name="P140"><text:span text:style-name="T163">norm. sum(WP)</text:span></text:p><text:p text:style-name="P140"><text:span text:style-name="T163">=( 600/42)/1 = 14.285 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6" draw:text-style-name="P151" svg:width="1.5835in" svg:height="0.6567in" svg:x="-0.5756in" svg:y="0.1193in"><text:p text:style-name="P140"><text:span text:style-name="T163">norm. sum(WP) = 100</text:span></text:p><text:p text:style-name="P140"><text:span text:style-name="T163">= 110/1.1</text:span></text:p><text:p text:style-name="P140"><text:span text:style-name="T163">(= sum(</text:span><text:span text:style-name="T170">weights</text:span><text:span text:style-name="T163">)/wv)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17" draw:text-style-name="P151" svg:width="1.6012in" svg:height="0.5213in" svg:x="5.7402in" svg:y="0.0465in"><text:p text:style-name="P140"><text:span text:style-name="T163">norm. sum(WP) = 6.621</text:span></text:p><text:p text:style-name="P140"><text:span text:style-name="T163">= 6.621/1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1ad7ba" style:font-size-asian="11pt" style:font-size-complex="11pt"/>
    </style:style>
    <style:style style:name="MT1" style:family="text">
      <style:text-properties officeooo:rsid="003ea353"/>
    </style:style>
    <style:style style:name="MT2" style:family="text">
      <style:text-properties officeooo:rsid="003df839"/>
    </style:style>
    <style:style style:name="MT3" style:family="text">
      <style:text-properties officeooo:rsid="001ad7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lgorithm: SH, Analysis: </text:span>X<text:span text:style-name="MT2">B</text:span> <text:span text:style-name="MT3">| TiiQu | Dec</text:span> 2017 <text:s text:c="90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7:37:40.856510166</meta:creation-date>
    <dc:date>2017-12-19T22:24:32.327191757</dc:date>
    <meta:editing-duration>PT19H55M4S</meta:editing-duration>
    <meta:editing-cycles>246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8" meta:character-count="187" meta:non-whitespace-character-count="80"/>
  </office:meta>
</office:document-meta>
</file>